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81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eedtest_1 (copy 2)" table:style-name="ta1">
        <table:shapes>
          <draw:frame draw:z-index="0" draw:style-name="gr1" draw:text-style-name="P1" svg:width="870.86pt" svg:height="478.12pt" svg:x="339.73pt" svg:y="16.55pt">
            <loext:p draw:notify-on-update-of-ranges="'speedtest_1 (copy 2)'.A2:'speedtest_1 (copy 2)'.B134 'speedtest_1 (copy 2)'.D1:'speedtest_1 (copy 2)'.D1 'speedtest_1 (copy 2)'.D2:'speedtest_1 (copy 2)'.D134 'speedtest_1 (copy 2)'.E1:'speedtest_1 (copy 2)'.E1 'speedtest_1 (copy 2)'.E2:'speedtest_1 (copy 2)'.E1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ing [ms]</text:p>
          </table:table-cell>
          <table:table-cell table:style-name="ce1" office:value-type="string" calcext:value-type="string">
            <text:p>Download [Mbit/s]</text:p>
          </table:table-cell>
          <table:table-cell table:style-name="ce1" office:value-type="string" calcext:value-type="string">
            <text:p>Upload [Mbit/s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6-30</text:p>
          </table:table-cell>
          <table:table-cell office:value-type="string" calcext:value-type="string">
            <text:p>22:25:51</text:p>
          </table:table-cell>
          <table:table-cell office:value-type="float" office:value="53.092" calcext:value-type="float">
            <text:p>53.09</text:p>
          </table:table-cell>
          <table:table-cell office:value-type="float" office:value="8.69" calcext:value-type="float">
            <text:p>8.69</text:p>
          </table:table-cell>
          <table:table-cell office:value-type="float" office:value="5.66" calcext:value-type="float">
            <text:p>5.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6-30</text:p>
          </table:table-cell>
          <table:table-cell office:value-type="string" calcext:value-type="string">
            <text:p>22:31:17</text:p>
          </table:table-cell>
          <table:table-cell office:value-type="float" office:value="51.76" calcext:value-type="float">
            <text:p>51.76</text:p>
          </table:table-cell>
          <table:table-cell office:value-type="float" office:value="0.82" calcext:value-type="float">
            <text:p>0.82</text:p>
          </table:table-cell>
          <table:table-cell office:value-type="float" office:value="5.51" calcext:value-type="float">
            <text:p>5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6-30</text:p>
          </table:table-cell>
          <table:table-cell office:value-type="string" calcext:value-type="string">
            <text:p>22:36:40</text:p>
          </table:table-cell>
          <table:table-cell office:value-type="float" office:value="44.581" calcext:value-type="float">
            <text:p>44.58</text:p>
          </table:table-cell>
          <table:table-cell office:value-type="float" office:value="15.93" calcext:value-type="float">
            <text:p>15.93</text:p>
          </table:table-cell>
          <table:table-cell office:value-type="float" office:value="5.59" calcext:value-type="float">
            <text:p>5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6-30</text:p>
          </table:table-cell>
          <table:table-cell office:value-type="string" calcext:value-type="string">
            <text:p>22:42:04</text:p>
          </table:table-cell>
          <table:table-cell office:value-type="float" office:value="41.818" calcext:value-type="float">
            <text:p>41.82</text:p>
          </table:table-cell>
          <table:table-cell office:value-type="float" office:value="7.13" calcext:value-type="float">
            <text:p>7.13</text:p>
          </table:table-cell>
          <table:table-cell office:value-type="float" office:value="5.41" calcext:value-type="float">
            <text:p>5.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6-30</text:p>
          </table:table-cell>
          <table:table-cell office:value-type="string" calcext:value-type="string">
            <text:p>22:47:28</text:p>
          </table:table-cell>
          <table:table-cell office:value-type="float" office:value="44.385" calcext:value-type="float">
            <text:p>44.39</text:p>
          </table:table-cell>
          <table:table-cell office:value-type="float" office:value="5.88" calcext:value-type="float">
            <text:p>5.88</text:p>
          </table:table-cell>
          <table:table-cell office:value-type="float" office:value="5.45" calcext:value-type="float">
            <text:p>5.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6-30</text:p>
          </table:table-cell>
          <table:table-cell office:value-type="string" calcext:value-type="string">
            <text:p>22:52:56</text:p>
          </table:table-cell>
          <table:table-cell office:value-type="float" office:value="61.693" calcext:value-type="float">
            <text:p>61.69</text:p>
          </table:table-cell>
          <table:table-cell office:value-type="float" office:value="1.75" calcext:value-type="float">
            <text:p>1.75</text:p>
          </table:table-cell>
          <table:table-cell office:value-type="float" office:value="4.97" calcext:value-type="float">
            <text:p>4.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6-30</text:p>
          </table:table-cell>
          <table:table-cell office:value-type="string" calcext:value-type="string">
            <text:p>22:58:26</text:p>
          </table:table-cell>
          <table:table-cell office:value-type="float" office:value="55.771" calcext:value-type="float">
            <text:p>55.77</text:p>
          </table:table-cell>
          <table:table-cell office:value-type="float" office:value="1.55" calcext:value-type="float">
            <text:p>1.55</text:p>
          </table:table-cell>
          <table:table-cell office:value-type="float" office:value="5.7" calcext:value-type="float">
            <text:p>5.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6-30</text:p>
          </table:table-cell>
          <table:table-cell office:value-type="string" calcext:value-type="string">
            <text:p>23:03:49</text:p>
          </table:table-cell>
          <table:table-cell office:value-type="float" office:value="43.31" calcext:value-type="float">
            <text:p>43.31</text:p>
          </table:table-cell>
          <table:table-cell office:value-type="float" office:value="10.74" calcext:value-type="float">
            <text:p>10.74</text:p>
          </table:table-cell>
          <table:table-cell office:value-type="float" office:value="5.63" calcext:value-type="float">
            <text:p>5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6-30</text:p>
          </table:table-cell>
          <table:table-cell office:value-type="string" calcext:value-type="string">
            <text:p>23:09:14</text:p>
          </table:table-cell>
          <table:table-cell office:value-type="float" office:value="58.863" calcext:value-type="float">
            <text:p>58.86</text:p>
          </table:table-cell>
          <table:table-cell office:value-type="float" office:value="7.4" calcext:value-type="float">
            <text:p>7.40</text:p>
          </table:table-cell>
          <table:table-cell office:value-type="float" office:value="5.18" calcext:value-type="float">
            <text:p>5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6-30</text:p>
          </table:table-cell>
          <table:table-cell office:value-type="string" calcext:value-type="string">
            <text:p>23:14:38</text:p>
          </table:table-cell>
          <table:table-cell office:value-type="float" office:value="49.268" calcext:value-type="float">
            <text:p>49.27</text:p>
          </table:table-cell>
          <table:table-cell office:value-type="float" office:value="8.21" calcext:value-type="float">
            <text:p>8.21</text:p>
          </table:table-cell>
          <table:table-cell office:value-type="float" office:value="5.44" calcext:value-type="float">
            <text:p>5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6-30</text:p>
          </table:table-cell>
          <table:table-cell office:value-type="string" calcext:value-type="string">
            <text:p>23:20:01</text:p>
          </table:table-cell>
          <table:table-cell office:value-type="float" office:value="50.697" calcext:value-type="float">
            <text:p>50.70</text:p>
          </table:table-cell>
          <table:table-cell office:value-type="float" office:value="12.83" calcext:value-type="float">
            <text:p>12.83</text:p>
          </table:table-cell>
          <table:table-cell office:value-type="float" office:value="5.54" calcext:value-type="float">
            <text:p>5.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6-30</text:p>
          </table:table-cell>
          <table:table-cell office:value-type="string" calcext:value-type="string">
            <text:p>23:25:25</text:p>
          </table:table-cell>
          <table:table-cell office:value-type="float" office:value="48.873" calcext:value-type="float">
            <text:p>48.87</text:p>
          </table:table-cell>
          <table:table-cell office:value-type="float" office:value="14.02" calcext:value-type="float">
            <text:p>14.02</text:p>
          </table:table-cell>
          <table:table-cell office:value-type="float" office:value="5.52" calcext:value-type="float">
            <text:p>5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6-30</text:p>
          </table:table-cell>
          <table:table-cell office:value-type="string" calcext:value-type="string">
            <text:p>23:30:48</text:p>
          </table:table-cell>
          <table:table-cell office:value-type="float" office:value="45.284" calcext:value-type="float">
            <text:p>45.28</text:p>
          </table:table-cell>
          <table:table-cell office:value-type="float" office:value="10.45" calcext:value-type="float">
            <text:p>10.45</text:p>
          </table:table-cell>
          <table:table-cell office:value-type="float" office:value="5.49" calcext:value-type="float">
            <text:p>5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6-30</text:p>
          </table:table-cell>
          <table:table-cell office:value-type="string" calcext:value-type="string">
            <text:p>23:36:12</text:p>
          </table:table-cell>
          <table:table-cell office:value-type="float" office:value="51.507" calcext:value-type="float">
            <text:p>51.51</text:p>
          </table:table-cell>
          <table:table-cell office:value-type="float" office:value="13.82" calcext:value-type="float">
            <text:p>13.82</text:p>
          </table:table-cell>
          <table:table-cell office:value-type="float" office:value="5.39" calcext:value-type="float">
            <text:p>5.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6-30</text:p>
          </table:table-cell>
          <table:table-cell office:value-type="string" calcext:value-type="string">
            <text:p>23:41:36</text:p>
          </table:table-cell>
          <table:table-cell office:value-type="float" office:value="55.294" calcext:value-type="float">
            <text:p>55.29</text:p>
          </table:table-cell>
          <table:table-cell office:value-type="float" office:value="9.05" calcext:value-type="float">
            <text:p>9.05</text:p>
          </table:table-cell>
          <table:table-cell office:value-type="float" office:value="5.02" calcext:value-type="float">
            <text:p>5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6-30</text:p>
          </table:table-cell>
          <table:table-cell office:value-type="string" calcext:value-type="string">
            <text:p>23:47:00</text:p>
          </table:table-cell>
          <table:table-cell office:value-type="float" office:value="40.517" calcext:value-type="float">
            <text:p>40.52</text:p>
          </table:table-cell>
          <table:table-cell office:value-type="float" office:value="6.98" calcext:value-type="float">
            <text:p>6.98</text:p>
          </table:table-cell>
          <table:table-cell office:value-type="float" office:value="5.47" calcext:value-type="float">
            <text:p>5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6-30</text:p>
          </table:table-cell>
          <table:table-cell office:value-type="string" calcext:value-type="string">
            <text:p>23:52:24</text:p>
          </table:table-cell>
          <table:table-cell office:value-type="float" office:value="46.982" calcext:value-type="float">
            <text:p>46.98</text:p>
          </table:table-cell>
          <table:table-cell office:value-type="float" office:value="7.06" calcext:value-type="float">
            <text:p>7.06</text:p>
          </table:table-cell>
          <table:table-cell office:value-type="float" office:value="5.52" calcext:value-type="float">
            <text:p>5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6-30</text:p>
          </table:table-cell>
          <table:table-cell office:value-type="string" calcext:value-type="string">
            <text:p>23:57:48</text:p>
          </table:table-cell>
          <table:table-cell office:value-type="float" office:value="44.438" calcext:value-type="float">
            <text:p>44.44</text:p>
          </table:table-cell>
          <table:table-cell office:value-type="float" office:value="14.02" calcext:value-type="float">
            <text:p>14.02</text:p>
          </table:table-cell>
          <table:table-cell office:value-type="float" office:value="5.14" calcext:value-type="float">
            <text:p>5.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0:03:12</text:p>
          </table:table-cell>
          <table:table-cell office:value-type="float" office:value="52.833" calcext:value-type="float">
            <text:p>52.83</text:p>
          </table:table-cell>
          <table:table-cell office:value-type="float" office:value="12" calcext:value-type="float">
            <text:p>12.00</text:p>
          </table:table-cell>
          <table:table-cell office:value-type="float" office:value="5.67" calcext:value-type="float">
            <text:p>5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0:08:36</text:p>
          </table:table-cell>
          <table:table-cell office:value-type="float" office:value="41.52" calcext:value-type="float">
            <text:p>41.52</text:p>
          </table:table-cell>
          <table:table-cell office:value-type="float" office:value="15.07" calcext:value-type="float">
            <text:p>15.07</text:p>
          </table:table-cell>
          <table:table-cell office:value-type="float" office:value="5.18" calcext:value-type="float">
            <text:p>5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0:13:59</text:p>
          </table:table-cell>
          <table:table-cell office:value-type="float" office:value="43.119" calcext:value-type="float">
            <text:p>43.12</text:p>
          </table:table-cell>
          <table:table-cell office:value-type="float" office:value="15.68" calcext:value-type="float">
            <text:p>15.68</text:p>
          </table:table-cell>
          <table:table-cell office:value-type="float" office:value="5.33" calcext:value-type="float">
            <text:p>5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0:19:22</text:p>
          </table:table-cell>
          <table:table-cell office:value-type="float" office:value="55.016" calcext:value-type="float">
            <text:p>55.02</text:p>
          </table:table-cell>
          <table:table-cell office:value-type="float" office:value="16.04" calcext:value-type="float">
            <text:p>16.04</text:p>
          </table:table-cell>
          <table:table-cell office:value-type="float" office:value="5.7" calcext:value-type="float">
            <text:p>5.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0:24:45</text:p>
          </table:table-cell>
          <table:table-cell office:value-type="float" office:value="40.74" calcext:value-type="float">
            <text:p>40.74</text:p>
          </table:table-cell>
          <table:table-cell office:value-type="float" office:value="13.79" calcext:value-type="float">
            <text:p>13.79</text:p>
          </table:table-cell>
          <table:table-cell office:value-type="float" office:value="5.7" calcext:value-type="float">
            <text:p>5.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0:30:11</text:p>
          </table:table-cell>
          <table:table-cell office:value-type="float" office:value="48.851" calcext:value-type="float">
            <text:p>48.85</text:p>
          </table:table-cell>
          <table:table-cell office:value-type="float" office:value="9.17" calcext:value-type="float">
            <text:p>9.17</text:p>
          </table:table-cell>
          <table:table-cell office:value-type="float" office:value="5.08" calcext:value-type="float">
            <text:p>5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0:35:35</text:p>
          </table:table-cell>
          <table:table-cell office:value-type="float" office:value="46.598" calcext:value-type="float">
            <text:p>46.60</text:p>
          </table:table-cell>
          <table:table-cell office:value-type="float" office:value="14.08" calcext:value-type="float">
            <text:p>14.08</text:p>
          </table:table-cell>
          <table:table-cell office:value-type="float" office:value="5.53" calcext:value-type="float">
            <text:p>5.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0:40:59</text:p>
          </table:table-cell>
          <table:table-cell office:value-type="float" office:value="35.333" calcext:value-type="float">
            <text:p>35.33</text:p>
          </table:table-cell>
          <table:table-cell office:value-type="float" office:value="15.01" calcext:value-type="float">
            <text:p>15.01</text:p>
          </table:table-cell>
          <table:table-cell office:value-type="float" office:value="5.3" calcext:value-type="float">
            <text:p>5.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0:46:22</text:p>
          </table:table-cell>
          <table:table-cell office:value-type="float" office:value="48.27" calcext:value-type="float">
            <text:p>48.27</text:p>
          </table:table-cell>
          <table:table-cell office:value-type="float" office:value="15.31" calcext:value-type="float">
            <text:p>15.31</text:p>
          </table:table-cell>
          <table:table-cell office:value-type="float" office:value="5.49" calcext:value-type="float">
            <text:p>5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0:51:45</text:p>
          </table:table-cell>
          <table:table-cell office:value-type="float" office:value="59.321" calcext:value-type="float">
            <text:p>59.32</text:p>
          </table:table-cell>
          <table:table-cell office:value-type="float" office:value="15.73" calcext:value-type="float">
            <text:p>15.73</text:p>
          </table:table-cell>
          <table:table-cell office:value-type="float" office:value="5.74" calcext:value-type="float">
            <text:p>5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0:57:09</text:p>
          </table:table-cell>
          <table:table-cell office:value-type="float" office:value="55.187" calcext:value-type="float">
            <text:p>55.19</text:p>
          </table:table-cell>
          <table:table-cell office:value-type="float" office:value="11.39" calcext:value-type="float">
            <text:p>11.39</text:p>
          </table:table-cell>
          <table:table-cell office:value-type="float" office:value="5.48" calcext:value-type="float">
            <text:p>5.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1:02:33</text:p>
          </table:table-cell>
          <table:table-cell office:value-type="float" office:value="56.455" calcext:value-type="float">
            <text:p>56.46</text:p>
          </table:table-cell>
          <table:table-cell office:value-type="float" office:value="15.28" calcext:value-type="float">
            <text:p>15.28</text:p>
          </table:table-cell>
          <table:table-cell office:value-type="float" office:value="5.57" calcext:value-type="float">
            <text:p>5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1:07:57</text:p>
          </table:table-cell>
          <table:table-cell office:value-type="float" office:value="56.016" calcext:value-type="float">
            <text:p>56.02</text:p>
          </table:table-cell>
          <table:table-cell office:value-type="float" office:value="9.5" calcext:value-type="float">
            <text:p>9.50</text:p>
          </table:table-cell>
          <table:table-cell office:value-type="float" office:value="5.49" calcext:value-type="float">
            <text:p>5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1:13:20</text:p>
          </table:table-cell>
          <table:table-cell office:value-type="float" office:value="46.131" calcext:value-type="float">
            <text:p>46.13</text:p>
          </table:table-cell>
          <table:table-cell office:value-type="float" office:value="16.2" calcext:value-type="float">
            <text:p>16.20</text:p>
          </table:table-cell>
          <table:table-cell office:value-type="float" office:value="5.42" calcext:value-type="float">
            <text:p>5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1:18:44</text:p>
          </table:table-cell>
          <table:table-cell office:value-type="float" office:value="51.672" calcext:value-type="float">
            <text:p>51.67</text:p>
          </table:table-cell>
          <table:table-cell office:value-type="float" office:value="15.9" calcext:value-type="float">
            <text:p>15.90</text:p>
          </table:table-cell>
          <table:table-cell office:value-type="float" office:value="5.4" calcext:value-type="float">
            <text:p>5.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1:24:07</text:p>
          </table:table-cell>
          <table:table-cell office:value-type="float" office:value="45.179" calcext:value-type="float">
            <text:p>45.18</text:p>
          </table:table-cell>
          <table:table-cell office:value-type="float" office:value="16.07" calcext:value-type="float">
            <text:p>16.07</text:p>
          </table:table-cell>
          <table:table-cell office:value-type="float" office:value="5.62" calcext:value-type="float">
            <text:p>5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1:29:30</text:p>
          </table:table-cell>
          <table:table-cell office:value-type="float" office:value="41.069" calcext:value-type="float">
            <text:p>41.07</text:p>
          </table:table-cell>
          <table:table-cell office:value-type="float" office:value="17.06" calcext:value-type="float">
            <text:p>17.06</text:p>
          </table:table-cell>
          <table:table-cell office:value-type="float" office:value="5.5" calcext:value-type="float">
            <text:p>5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1:34:54</text:p>
          </table:table-cell>
          <table:table-cell office:value-type="float" office:value="44.11" calcext:value-type="float">
            <text:p>44.11</text:p>
          </table:table-cell>
          <table:table-cell office:value-type="float" office:value="15.09" calcext:value-type="float">
            <text:p>15.09</text:p>
          </table:table-cell>
          <table:table-cell office:value-type="float" office:value="5.49" calcext:value-type="float">
            <text:p>5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1:40:18</text:p>
          </table:table-cell>
          <table:table-cell office:value-type="float" office:value="48.521" calcext:value-type="float">
            <text:p>48.52</text:p>
          </table:table-cell>
          <table:table-cell office:value-type="float" office:value="16.42" calcext:value-type="float">
            <text:p>16.42</text:p>
          </table:table-cell>
          <table:table-cell office:value-type="float" office:value="5.32" calcext:value-type="float">
            <text:p>5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1:45:42</text:p>
          </table:table-cell>
          <table:table-cell office:value-type="float" office:value="40.963" calcext:value-type="float">
            <text:p>40.96</text:p>
          </table:table-cell>
          <table:table-cell office:value-type="float" office:value="16.21" calcext:value-type="float">
            <text:p>16.21</text:p>
          </table:table-cell>
          <table:table-cell office:value-type="float" office:value="5.16" calcext:value-type="float">
            <text:p>5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1:51:05</text:p>
          </table:table-cell>
          <table:table-cell office:value-type="float" office:value="49.716" calcext:value-type="float">
            <text:p>49.72</text:p>
          </table:table-cell>
          <table:table-cell office:value-type="float" office:value="16.1" calcext:value-type="float">
            <text:p>16.10</text:p>
          </table:table-cell>
          <table:table-cell office:value-type="float" office:value="5.42" calcext:value-type="float">
            <text:p>5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1:56:29</text:p>
          </table:table-cell>
          <table:table-cell office:value-type="float" office:value="56.141" calcext:value-type="float">
            <text:p>56.14</text:p>
          </table:table-cell>
          <table:table-cell office:value-type="float" office:value="16.57" calcext:value-type="float">
            <text:p>16.57</text:p>
          </table:table-cell>
          <table:table-cell office:value-type="float" office:value="5.49" calcext:value-type="float">
            <text:p>5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2:01:51</text:p>
          </table:table-cell>
          <table:table-cell office:value-type="float" office:value="52.166" calcext:value-type="float">
            <text:p>52.17</text:p>
          </table:table-cell>
          <table:table-cell office:value-type="float" office:value="16.27" calcext:value-type="float">
            <text:p>16.27</text:p>
          </table:table-cell>
          <table:table-cell office:value-type="float" office:value="5.58" calcext:value-type="float">
            <text:p>5.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2:07:14</text:p>
          </table:table-cell>
          <table:table-cell office:value-type="float" office:value="50.55" calcext:value-type="float">
            <text:p>50.55</text:p>
          </table:table-cell>
          <table:table-cell office:value-type="float" office:value="16.21" calcext:value-type="float">
            <text:p>16.21</text:p>
          </table:table-cell>
          <table:table-cell office:value-type="float" office:value="5.69" calcext:value-type="float">
            <text:p>5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2:12:37</text:p>
          </table:table-cell>
          <table:table-cell office:value-type="float" office:value="49.608" calcext:value-type="float">
            <text:p>49.61</text:p>
          </table:table-cell>
          <table:table-cell office:value-type="float" office:value="15.99" calcext:value-type="float">
            <text:p>15.99</text:p>
          </table:table-cell>
          <table:table-cell office:value-type="float" office:value="5.71" calcext:value-type="float">
            <text:p>5.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2:18:01</text:p>
          </table:table-cell>
          <table:table-cell office:value-type="float" office:value="46.099" calcext:value-type="float">
            <text:p>46.10</text:p>
          </table:table-cell>
          <table:table-cell office:value-type="float" office:value="13.92" calcext:value-type="float">
            <text:p>13.92</text:p>
          </table:table-cell>
          <table:table-cell office:value-type="float" office:value="5.64" calcext:value-type="float">
            <text:p>5.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2:23:24</text:p>
          </table:table-cell>
          <table:table-cell office:value-type="float" office:value="51.815" calcext:value-type="float">
            <text:p>51.82</text:p>
          </table:table-cell>
          <table:table-cell office:value-type="float" office:value="15.1" calcext:value-type="float">
            <text:p>15.10</text:p>
          </table:table-cell>
          <table:table-cell office:value-type="float" office:value="5.72" calcext:value-type="float">
            <text:p>5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2:28:47</text:p>
          </table:table-cell>
          <table:table-cell office:value-type="float" office:value="38.589" calcext:value-type="float">
            <text:p>38.59</text:p>
          </table:table-cell>
          <table:table-cell office:value-type="float" office:value="15.81" calcext:value-type="float">
            <text:p>15.81</text:p>
          </table:table-cell>
          <table:table-cell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2:34:10</text:p>
          </table:table-cell>
          <table:table-cell office:value-type="float" office:value="45.603" calcext:value-type="float">
            <text:p>45.60</text:p>
          </table:table-cell>
          <table:table-cell office:value-type="float" office:value="16.41" calcext:value-type="float">
            <text:p>16.41</text:p>
          </table:table-cell>
          <table:table-cell office:value-type="float" office:value="5.39" calcext:value-type="float">
            <text:p>5.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2:39:33</text:p>
          </table:table-cell>
          <table:table-cell office:value-type="float" office:value="48.099" calcext:value-type="float">
            <text:p>48.10</text:p>
          </table:table-cell>
          <table:table-cell office:value-type="float" office:value="16.42" calcext:value-type="float">
            <text:p>16.42</text:p>
          </table:table-cell>
          <table:table-cell office:value-type="float" office:value="5.9" calcext:value-type="float">
            <text:p>5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2:44:56</text:p>
          </table:table-cell>
          <table:table-cell office:value-type="float" office:value="54.368" calcext:value-type="float">
            <text:p>54.37</text:p>
          </table:table-cell>
          <table:table-cell office:value-type="float" office:value="15.71" calcext:value-type="float">
            <text:p>15.71</text:p>
          </table:table-cell>
          <table:table-cell office:value-type="float" office:value="5.74" calcext:value-type="float">
            <text:p>5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2:50:19</text:p>
          </table:table-cell>
          <table:table-cell office:value-type="float" office:value="47.686" calcext:value-type="float">
            <text:p>47.69</text:p>
          </table:table-cell>
          <table:table-cell office:value-type="float" office:value="16.67" calcext:value-type="float">
            <text:p>16.67</text:p>
          </table:table-cell>
          <table:table-cell office:value-type="float" office:value="5.51" calcext:value-type="float">
            <text:p>5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2:55:42</text:p>
          </table:table-cell>
          <table:table-cell office:value-type="float" office:value="43.184" calcext:value-type="float">
            <text:p>43.18</text:p>
          </table:table-cell>
          <table:table-cell office:value-type="float" office:value="16.13" calcext:value-type="float">
            <text:p>16.13</text:p>
          </table:table-cell>
          <table:table-cell office:value-type="float" office:value="5.87" calcext:value-type="float">
            <text:p>5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3:01:05</text:p>
          </table:table-cell>
          <table:table-cell office:value-type="float" office:value="60.564" calcext:value-type="float">
            <text:p>60.56</text:p>
          </table:table-cell>
          <table:table-cell office:value-type="float" office:value="16.16" calcext:value-type="float">
            <text:p>16.16</text:p>
          </table:table-cell>
          <table:table-cell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3:06:28</text:p>
          </table:table-cell>
          <table:table-cell office:value-type="float" office:value="45.107" calcext:value-type="float">
            <text:p>45.11</text:p>
          </table:table-cell>
          <table:table-cell office:value-type="float" office:value="16.44" calcext:value-type="float">
            <text:p>16.44</text:p>
          </table:table-cell>
          <table:table-cell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3:11:52</text:p>
          </table:table-cell>
          <table:table-cell office:value-type="float" office:value="47.466" calcext:value-type="float">
            <text:p>47.47</text:p>
          </table:table-cell>
          <table:table-cell office:value-type="float" office:value="16.33" calcext:value-type="float">
            <text:p>16.33</text:p>
          </table:table-cell>
          <table:table-cell office:value-type="float" office:value="5.43" calcext:value-type="float">
            <text:p>5.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3:17:15</text:p>
          </table:table-cell>
          <table:table-cell office:value-type="float" office:value="43.675" calcext:value-type="float">
            <text:p>43.68</text:p>
          </table:table-cell>
          <table:table-cell office:value-type="float" office:value="16.48" calcext:value-type="float">
            <text:p>16.48</text:p>
          </table:table-cell>
          <table:table-cell office:value-type="float" office:value="5.65" calcext:value-type="float">
            <text:p>5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3:22:39</text:p>
          </table:table-cell>
          <table:table-cell office:value-type="float" office:value="46.109" calcext:value-type="float">
            <text:p>46.11</text:p>
          </table:table-cell>
          <table:table-cell office:value-type="float" office:value="16.34" calcext:value-type="float">
            <text:p>16.34</text:p>
          </table:table-cell>
          <table:table-cell office:value-type="float" office:value="5.54" calcext:value-type="float">
            <text:p>5.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3:28:02</text:p>
          </table:table-cell>
          <table:table-cell office:value-type="float" office:value="44.567" calcext:value-type="float">
            <text:p>44.57</text:p>
          </table:table-cell>
          <table:table-cell office:value-type="float" office:value="14.51" calcext:value-type="float">
            <text:p>14.51</text:p>
          </table:table-cell>
          <table:table-cell office:value-type="float" office:value="5.65" calcext:value-type="float">
            <text:p>5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3:33:26</text:p>
          </table:table-cell>
          <table:table-cell office:value-type="float" office:value="64.29" calcext:value-type="float">
            <text:p>64.29</text:p>
          </table:table-cell>
          <table:table-cell office:value-type="float" office:value="15.74" calcext:value-type="float">
            <text:p>15.74</text:p>
          </table:table-cell>
          <table:table-cell office:value-type="float" office:value="5.1" calcext:value-type="float">
            <text:p>5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3:38:49</text:p>
          </table:table-cell>
          <table:table-cell office:value-type="float" office:value="48.443" calcext:value-type="float">
            <text:p>48.44</text:p>
          </table:table-cell>
          <table:table-cell office:value-type="float" office:value="16.09" calcext:value-type="float">
            <text:p>16.09</text:p>
          </table:table-cell>
          <table:table-cell office:value-type="float" office:value="5.58" calcext:value-type="float">
            <text:p>5.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3:44:12</text:p>
          </table:table-cell>
          <table:table-cell office:value-type="float" office:value="43.084" calcext:value-type="float">
            <text:p>43.08</text:p>
          </table:table-cell>
          <table:table-cell office:value-type="float" office:value="16.16" calcext:value-type="float">
            <text:p>16.16</text:p>
          </table:table-cell>
          <table:table-cell office:value-type="float" office:value="5.58" calcext:value-type="float">
            <text:p>5.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3:49:35</text:p>
          </table:table-cell>
          <table:table-cell office:value-type="float" office:value="44.298" calcext:value-type="float">
            <text:p>44.30</text:p>
          </table:table-cell>
          <table:table-cell office:value-type="float" office:value="16.42" calcext:value-type="float">
            <text:p>16.42</text:p>
          </table:table-cell>
          <table:table-cell office:value-type="float" office:value="5.83" calcext:value-type="float">
            <text:p>5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3:54:58</text:p>
          </table:table-cell>
          <table:table-cell office:value-type="float" office:value="38.27" calcext:value-type="float">
            <text:p>38.27</text:p>
          </table:table-cell>
          <table:table-cell office:value-type="float" office:value="16.38" calcext:value-type="float">
            <text:p>16.38</text:p>
          </table:table-cell>
          <table:table-cell office:value-type="float" office:value="5.52" calcext:value-type="float">
            <text:p>5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4:00:22</text:p>
          </table:table-cell>
          <table:table-cell office:value-type="float" office:value="43.562" calcext:value-type="float">
            <text:p>43.56</text:p>
          </table:table-cell>
          <table:table-cell office:value-type="float" office:value="15.81" calcext:value-type="float">
            <text:p>15.81</text:p>
          </table:table-cell>
          <table:table-cell office:value-type="float" office:value="5.4" calcext:value-type="float">
            <text:p>5.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4:05:45</text:p>
          </table:table-cell>
          <table:table-cell office:value-type="float" office:value="49.937" calcext:value-type="float">
            <text:p>49.94</text:p>
          </table:table-cell>
          <table:table-cell office:value-type="float" office:value="16.1" calcext:value-type="float">
            <text:p>16.10</text:p>
          </table:table-cell>
          <table:table-cell office:value-type="float" office:value="5.51" calcext:value-type="float">
            <text:p>5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4:11:09</text:p>
          </table:table-cell>
          <table:table-cell office:value-type="float" office:value="47.476" calcext:value-type="float">
            <text:p>47.48</text:p>
          </table:table-cell>
          <table:table-cell office:value-type="float" office:value="16.2" calcext:value-type="float">
            <text:p>16.20</text:p>
          </table:table-cell>
          <table:table-cell office:value-type="float" office:value="5.18" calcext:value-type="float">
            <text:p>5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4:16:33</text:p>
          </table:table-cell>
          <table:table-cell office:value-type="float" office:value="51.414" calcext:value-type="float">
            <text:p>51.41</text:p>
          </table:table-cell>
          <table:table-cell office:value-type="float" office:value="16.6" calcext:value-type="float">
            <text:p>16.60</text:p>
          </table:table-cell>
          <table:table-cell office:value-type="float" office:value="5.16" calcext:value-type="float">
            <text:p>5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4:21:57</text:p>
          </table:table-cell>
          <table:table-cell office:value-type="float" office:value="45.18" calcext:value-type="float">
            <text:p>45.18</text:p>
          </table:table-cell>
          <table:table-cell office:value-type="float" office:value="15.44" calcext:value-type="float">
            <text:p>15.44</text:p>
          </table:table-cell>
          <table:table-cell office:value-type="float" office:value="5.61" calcext:value-type="float">
            <text:p>5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4:27:20</text:p>
          </table:table-cell>
          <table:table-cell office:value-type="float" office:value="48.648" calcext:value-type="float">
            <text:p>48.65</text:p>
          </table:table-cell>
          <table:table-cell office:value-type="float" office:value="16.71" calcext:value-type="float">
            <text:p>16.71</text:p>
          </table:table-cell>
          <table:table-cell office:value-type="float" office:value="5.45" calcext:value-type="float">
            <text:p>5.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4:32:42</text:p>
          </table:table-cell>
          <table:table-cell office:value-type="float" office:value="49.368" calcext:value-type="float">
            <text:p>49.37</text:p>
          </table:table-cell>
          <table:table-cell office:value-type="float" office:value="16.44" calcext:value-type="float">
            <text:p>16.44</text:p>
          </table:table-cell>
          <table:table-cell office:value-type="float" office:value="5.78" calcext:value-type="float">
            <text:p>5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4:38:06</text:p>
          </table:table-cell>
          <table:table-cell office:value-type="float" office:value="42.856" calcext:value-type="float">
            <text:p>42.86</text:p>
          </table:table-cell>
          <table:table-cell office:value-type="float" office:value="15.84" calcext:value-type="float">
            <text:p>15.84</text:p>
          </table:table-cell>
          <table:table-cell office:value-type="float" office:value="5.35" calcext:value-type="float">
            <text:p>5.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4:43:30</text:p>
          </table:table-cell>
          <table:table-cell office:value-type="float" office:value="42.274" calcext:value-type="float">
            <text:p>42.27</text:p>
          </table:table-cell>
          <table:table-cell office:value-type="float" office:value="15.65" calcext:value-type="float">
            <text:p>15.65</text:p>
          </table:table-cell>
          <table:table-cell office:value-type="float" office:value="5.54" calcext:value-type="float">
            <text:p>5.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4:48:53</text:p>
          </table:table-cell>
          <table:table-cell office:value-type="float" office:value="49.711" calcext:value-type="float">
            <text:p>49.71</text:p>
          </table:table-cell>
          <table:table-cell office:value-type="float" office:value="16.41" calcext:value-type="float">
            <text:p>16.41</text:p>
          </table:table-cell>
          <table:table-cell office:value-type="float" office:value="5.31" calcext:value-type="float">
            <text:p>5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4:54:17</text:p>
          </table:table-cell>
          <table:table-cell office:value-type="float" office:value="49.742" calcext:value-type="float">
            <text:p>49.74</text:p>
          </table:table-cell>
          <table:table-cell office:value-type="float" office:value="16.06" calcext:value-type="float">
            <text:p>16.06</text:p>
          </table:table-cell>
          <table:table-cell office:value-type="float" office:value="5.57" calcext:value-type="float">
            <text:p>5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4:59:41</text:p>
          </table:table-cell>
          <table:table-cell office:value-type="float" office:value="41.429" calcext:value-type="float">
            <text:p>41.43</text:p>
          </table:table-cell>
          <table:table-cell office:value-type="float" office:value="16.49" calcext:value-type="float">
            <text:p>16.49</text:p>
          </table:table-cell>
          <table:table-cell office:value-type="float" office:value="5.2" calcext:value-type="float">
            <text:p>5.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5:05:05</text:p>
          </table:table-cell>
          <table:table-cell office:value-type="float" office:value="58.422" calcext:value-type="float">
            <text:p>58.42</text:p>
          </table:table-cell>
          <table:table-cell office:value-type="float" office:value="16.07" calcext:value-type="float">
            <text:p>16.07</text:p>
          </table:table-cell>
          <table:table-cell office:value-type="float" office:value="5.66" calcext:value-type="float">
            <text:p>5.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5:10:29</text:p>
          </table:table-cell>
          <table:table-cell office:value-type="float" office:value="197.074" calcext:value-type="float">
            <text:p>197.07</text:p>
          </table:table-cell>
          <table:table-cell office:value-type="float" office:value="15.64" calcext:value-type="float">
            <text:p>15.64</text:p>
          </table:table-cell>
          <table:table-cell office:value-type="float" office:value="5.66" calcext:value-type="float">
            <text:p>5.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5:15:52</text:p>
          </table:table-cell>
          <table:table-cell office:value-type="float" office:value="50.229" calcext:value-type="float">
            <text:p>50.23</text:p>
          </table:table-cell>
          <table:table-cell office:value-type="float" office:value="16.24" calcext:value-type="float">
            <text:p>16.24</text:p>
          </table:table-cell>
          <table:table-cell office:value-type="float" office:value="5.57" calcext:value-type="float">
            <text:p>5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5:21:15</text:p>
          </table:table-cell>
          <table:table-cell office:value-type="float" office:value="43.018" calcext:value-type="float">
            <text:p>43.02</text:p>
          </table:table-cell>
          <table:table-cell office:value-type="float" office:value="15.98" calcext:value-type="float">
            <text:p>15.98</text:p>
          </table:table-cell>
          <table:table-cell office:value-type="float" office:value="5.45" calcext:value-type="float">
            <text:p>5.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5:26:39</text:p>
          </table:table-cell>
          <table:table-cell office:value-type="float" office:value="47" calcext:value-type="float">
            <text:p>47.00</text:p>
          </table:table-cell>
          <table:table-cell office:value-type="float" office:value="16.52" calcext:value-type="float">
            <text:p>16.52</text:p>
          </table:table-cell>
          <table:table-cell office:value-type="float" office:value="5.59" calcext:value-type="float">
            <text:p>5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5:32:01</text:p>
          </table:table-cell>
          <table:table-cell office:value-type="float" office:value="46.714" calcext:value-type="float">
            <text:p>46.71</text:p>
          </table:table-cell>
          <table:table-cell office:value-type="float" office:value="17.27" calcext:value-type="float">
            <text:p>17.27</text:p>
          </table:table-cell>
          <table:table-cell office:value-type="float" office:value="5.48" calcext:value-type="float">
            <text:p>5.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5:37:28</text:p>
          </table:table-cell>
          <table:table-cell office:value-type="float" office:value="471.998" calcext:value-type="float">
            <text:p>472.00</text:p>
          </table:table-cell>
          <table:table-cell office:value-type="float" office:value="15.92" calcext:value-type="float">
            <text:p>15.92</text:p>
          </table:table-cell>
          <table:table-cell office:value-type="float" office:value="5.18" calcext:value-type="float">
            <text:p>5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5:42:51</text:p>
          </table:table-cell>
          <table:table-cell office:value-type="float" office:value="44.531" calcext:value-type="float">
            <text:p>44.53</text:p>
          </table:table-cell>
          <table:table-cell office:value-type="float" office:value="16.09" calcext:value-type="float">
            <text:p>16.09</text:p>
          </table:table-cell>
          <table:table-cell office:value-type="float" office:value="5.74" calcext:value-type="float">
            <text:p>5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5:48:15</text:p>
          </table:table-cell>
          <table:table-cell office:value-type="float" office:value="42.32" calcext:value-type="float">
            <text:p>42.32</text:p>
          </table:table-cell>
          <table:table-cell office:value-type="float" office:value="16.19" calcext:value-type="float">
            <text:p>16.19</text:p>
          </table:table-cell>
          <table:table-cell office:value-type="float" office:value="5.47" calcext:value-type="float">
            <text:p>5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5:53:38</text:p>
          </table:table-cell>
          <table:table-cell office:value-type="float" office:value="43.583" calcext:value-type="float">
            <text:p>43.58</text:p>
          </table:table-cell>
          <table:table-cell office:value-type="float" office:value="15.86" calcext:value-type="float">
            <text:p>15.86</text:p>
          </table:table-cell>
          <table:table-cell office:value-type="float" office:value="5.34" calcext:value-type="float">
            <text:p>5.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5:59:01</text:p>
          </table:table-cell>
          <table:table-cell office:value-type="float" office:value="40.324" calcext:value-type="float">
            <text:p>40.32</text:p>
          </table:table-cell>
          <table:table-cell office:value-type="float" office:value="16.48" calcext:value-type="float">
            <text:p>16.48</text:p>
          </table:table-cell>
          <table:table-cell office:value-type="float" office:value="5.77" calcext:value-type="float">
            <text:p>5.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6:04:24</text:p>
          </table:table-cell>
          <table:table-cell office:value-type="float" office:value="47.027" calcext:value-type="float">
            <text:p>47.03</text:p>
          </table:table-cell>
          <table:table-cell office:value-type="float" office:value="16.32" calcext:value-type="float">
            <text:p>16.32</text:p>
          </table:table-cell>
          <table:table-cell office:value-type="float" office:value="5.59" calcext:value-type="float">
            <text:p>5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6:09:47</text:p>
          </table:table-cell>
          <table:table-cell office:value-type="float" office:value="50.45" calcext:value-type="float">
            <text:p>50.45</text:p>
          </table:table-cell>
          <table:table-cell office:value-type="float" office:value="16.68" calcext:value-type="float">
            <text:p>16.68</text:p>
          </table:table-cell>
          <table:table-cell office:value-type="float" office:value="5.63" calcext:value-type="float">
            <text:p>5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6:15:10</text:p>
          </table:table-cell>
          <table:table-cell office:value-type="float" office:value="50.296" calcext:value-type="float">
            <text:p>50.30</text:p>
          </table:table-cell>
          <table:table-cell office:value-type="float" office:value="16.07" calcext:value-type="float">
            <text:p>16.07</text:p>
          </table:table-cell>
          <table:table-cell office:value-type="float" office:value="5.63" calcext:value-type="float">
            <text:p>5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6:20:33</text:p>
          </table:table-cell>
          <table:table-cell office:value-type="float" office:value="113.459" calcext:value-type="float">
            <text:p>113.46</text:p>
          </table:table-cell>
          <table:table-cell office:value-type="float" office:value="15.95" calcext:value-type="float">
            <text:p>15.95</text:p>
          </table:table-cell>
          <table:table-cell office:value-type="float" office:value="5.8" calcext:value-type="float">
            <text:p>5.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6:25:57</text:p>
          </table:table-cell>
          <table:table-cell office:value-type="float" office:value="51.962" calcext:value-type="float">
            <text:p>51.96</text:p>
          </table:table-cell>
          <table:table-cell office:value-type="float" office:value="16.09" calcext:value-type="float">
            <text:p>16.09</text:p>
          </table:table-cell>
          <table:table-cell office:value-type="float" office:value="5.42" calcext:value-type="float">
            <text:p>5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6:31:21</text:p>
          </table:table-cell>
          <table:table-cell office:value-type="float" office:value="48.239" calcext:value-type="float">
            <text:p>48.24</text:p>
          </table:table-cell>
          <table:table-cell office:value-type="float" office:value="15.74" calcext:value-type="float">
            <text:p>15.74</text:p>
          </table:table-cell>
          <table:table-cell office:value-type="float" office:value="5.41" calcext:value-type="float">
            <text:p>5.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6:36:44</text:p>
          </table:table-cell>
          <table:table-cell office:value-type="float" office:value="50.046" calcext:value-type="float">
            <text:p>50.05</text:p>
          </table:table-cell>
          <table:table-cell office:value-type="float" office:value="16.36" calcext:value-type="float">
            <text:p>16.36</text:p>
          </table:table-cell>
          <table:table-cell office:value-type="float" office:value="5.7" calcext:value-type="float">
            <text:p>5.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6:42:09</text:p>
          </table:table-cell>
          <table:table-cell office:value-type="float" office:value="37.303" calcext:value-type="float">
            <text:p>37.30</text:p>
          </table:table-cell>
          <table:table-cell office:value-type="float" office:value="15.62" calcext:value-type="float">
            <text:p>15.62</text:p>
          </table:table-cell>
          <table:table-cell office:value-type="float" office:value="4.87" calcext:value-type="float">
            <text:p>4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6:47:32</text:p>
          </table:table-cell>
          <table:table-cell office:value-type="float" office:value="45.664" calcext:value-type="float">
            <text:p>45.66</text:p>
          </table:table-cell>
          <table:table-cell office:value-type="float" office:value="16.67" calcext:value-type="float">
            <text:p>16.67</text:p>
          </table:table-cell>
          <table:table-cell office:value-type="float" office:value="5.68" calcext:value-type="float">
            <text:p>5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6:52:55</text:p>
          </table:table-cell>
          <table:table-cell office:value-type="float" office:value="82.716" calcext:value-type="float">
            <text:p>82.72</text:p>
          </table:table-cell>
          <table:table-cell office:value-type="float" office:value="15.75" calcext:value-type="float">
            <text:p>15.75</text:p>
          </table:table-cell>
          <table:table-cell office:value-type="float" office:value="5.64" calcext:value-type="float">
            <text:p>5.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6:58:19</text:p>
          </table:table-cell>
          <table:table-cell office:value-type="float" office:value="53.235" calcext:value-type="float">
            <text:p>53.24</text:p>
          </table:table-cell>
          <table:table-cell office:value-type="float" office:value="16.22" calcext:value-type="float">
            <text:p>16.22</text:p>
          </table:table-cell>
          <table:table-cell office:value-type="float" office:value="4.96" calcext:value-type="float">
            <text:p>4.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7:03:43</text:p>
          </table:table-cell>
          <table:table-cell office:value-type="float" office:value="50.965" calcext:value-type="float">
            <text:p>50.97</text:p>
          </table:table-cell>
          <table:table-cell office:value-type="float" office:value="16.08" calcext:value-type="float">
            <text:p>16.08</text:p>
          </table:table-cell>
          <table:table-cell office:value-type="float" office:value="5.67" calcext:value-type="float">
            <text:p>5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7:09:06</text:p>
          </table:table-cell>
          <table:table-cell office:value-type="float" office:value="47.857" calcext:value-type="float">
            <text:p>47.86</text:p>
          </table:table-cell>
          <table:table-cell office:value-type="float" office:value="16.68" calcext:value-type="float">
            <text:p>16.68</text:p>
          </table:table-cell>
          <table:table-cell office:value-type="float" office:value="5.21" calcext:value-type="float">
            <text:p>5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7:14:30</text:p>
          </table:table-cell>
          <table:table-cell office:value-type="float" office:value="40.825" calcext:value-type="float">
            <text:p>40.83</text:p>
          </table:table-cell>
          <table:table-cell office:value-type="float" office:value="15.8" calcext:value-type="float">
            <text:p>15.80</text:p>
          </table:table-cell>
          <table:table-cell office:value-type="float" office:value="5.35" calcext:value-type="float">
            <text:p>5.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7:19:52</text:p>
          </table:table-cell>
          <table:table-cell office:value-type="float" office:value="43.641" calcext:value-type="float">
            <text:p>43.64</text:p>
          </table:table-cell>
          <table:table-cell office:value-type="float" office:value="16.92" calcext:value-type="float">
            <text:p>16.92</text:p>
          </table:table-cell>
          <table:table-cell office:value-type="float" office:value="5.85" calcext:value-type="float">
            <text:p>5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7:25:16</text:p>
          </table:table-cell>
          <table:table-cell office:value-type="float" office:value="44.489" calcext:value-type="float">
            <text:p>44.49</text:p>
          </table:table-cell>
          <table:table-cell office:value-type="float" office:value="16.26" calcext:value-type="float">
            <text:p>16.26</text:p>
          </table:table-cell>
          <table:table-cell office:value-type="float" office:value="5.58" calcext:value-type="float">
            <text:p>5.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7:30:39</text:p>
          </table:table-cell>
          <table:table-cell office:value-type="float" office:value="43.948" calcext:value-type="float">
            <text:p>43.95</text:p>
          </table:table-cell>
          <table:table-cell office:value-type="float" office:value="16.42" calcext:value-type="float">
            <text:p>16.42</text:p>
          </table:table-cell>
          <table:table-cell office:value-type="float" office:value="5.51" calcext:value-type="float">
            <text:p>5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7:36:02</text:p>
          </table:table-cell>
          <table:table-cell office:value-type="float" office:value="50.488" calcext:value-type="float">
            <text:p>50.49</text:p>
          </table:table-cell>
          <table:table-cell office:value-type="float" office:value="16.62" calcext:value-type="float">
            <text:p>16.62</text:p>
          </table:table-cell>
          <table:table-cell office:value-type="float" office:value="5.68" calcext:value-type="float">
            <text:p>5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7:41:26</text:p>
          </table:table-cell>
          <table:table-cell office:value-type="float" office:value="43.286" calcext:value-type="float">
            <text:p>43.29</text:p>
          </table:table-cell>
          <table:table-cell office:value-type="float" office:value="16.7" calcext:value-type="float">
            <text:p>16.70</text:p>
          </table:table-cell>
          <table:table-cell office:value-type="float" office:value="5.44" calcext:value-type="float">
            <text:p>5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7:46:49</text:p>
          </table:table-cell>
          <table:table-cell office:value-type="float" office:value="55.012" calcext:value-type="float">
            <text:p>55.01</text:p>
          </table:table-cell>
          <table:table-cell office:value-type="float" office:value="15.97" calcext:value-type="float">
            <text:p>15.97</text:p>
          </table:table-cell>
          <table:table-cell office:value-type="float" office:value="5.35" calcext:value-type="float">
            <text:p>5.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7:52:12</text:p>
          </table:table-cell>
          <table:table-cell office:value-type="float" office:value="48.75" calcext:value-type="float">
            <text:p>48.75</text:p>
          </table:table-cell>
          <table:table-cell office:value-type="float" office:value="16.15" calcext:value-type="float">
            <text:p>16.15</text:p>
          </table:table-cell>
          <table:table-cell office:value-type="float" office:value="5.65" calcext:value-type="float">
            <text:p>5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7:57:39</text:p>
          </table:table-cell>
          <table:table-cell office:value-type="float" office:value="44.359" calcext:value-type="float">
            <text:p>44.36</text:p>
          </table:table-cell>
          <table:table-cell office:value-type="float" office:value="11.41" calcext:value-type="float">
            <text:p>11.41</text:p>
          </table:table-cell>
          <table:table-cell office:value-type="float" office:value="5.61" calcext:value-type="float">
            <text:p>5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8:03:03</text:p>
          </table:table-cell>
          <table:table-cell office:value-type="float" office:value="56.442" calcext:value-type="float">
            <text:p>56.44</text:p>
          </table:table-cell>
          <table:table-cell office:value-type="float" office:value="13.26" calcext:value-type="float">
            <text:p>13.26</text:p>
          </table:table-cell>
          <table:table-cell office:value-type="float" office:value="5.52" calcext:value-type="float">
            <text:p>5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8:08:27</text:p>
          </table:table-cell>
          <table:table-cell office:value-type="float" office:value="69.654" calcext:value-type="float">
            <text:p>69.65</text:p>
          </table:table-cell>
          <table:table-cell office:value-type="float" office:value="15.31" calcext:value-type="float">
            <text:p>15.31</text:p>
          </table:table-cell>
          <table:table-cell office:value-type="float" office:value="5.14" calcext:value-type="float">
            <text:p>5.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8:13:51</text:p>
          </table:table-cell>
          <table:table-cell office:value-type="float" office:value="51.236" calcext:value-type="float">
            <text:p>51.24</text:p>
          </table:table-cell>
          <table:table-cell office:value-type="float" office:value="14.14" calcext:value-type="float">
            <text:p>14.14</text:p>
          </table:table-cell>
          <table:table-cell office:value-type="float" office:value="5.51" calcext:value-type="float">
            <text:p>5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8:19:14</text:p>
          </table:table-cell>
          <table:table-cell office:value-type="float" office:value="45.321" calcext:value-type="float">
            <text:p>45.32</text:p>
          </table:table-cell>
          <table:table-cell office:value-type="float" office:value="8.4" calcext:value-type="float">
            <text:p>8.40</text:p>
          </table:table-cell>
          <table:table-cell office:value-type="float" office:value="5.71" calcext:value-type="float">
            <text:p>5.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8:24:38</text:p>
          </table:table-cell>
          <table:table-cell office:value-type="float" office:value="58.889" calcext:value-type="float">
            <text:p>58.89</text:p>
          </table:table-cell>
          <table:table-cell office:value-type="float" office:value="17.55" calcext:value-type="float">
            <text:p>17.55</text:p>
          </table:table-cell>
          <table:table-cell office:value-type="float" office:value="5.45" calcext:value-type="float">
            <text:p>5.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8:30:01</text:p>
          </table:table-cell>
          <table:table-cell office:value-type="float" office:value="44.382" calcext:value-type="float">
            <text:p>44.38</text:p>
          </table:table-cell>
          <table:table-cell office:value-type="float" office:value="21.46" calcext:value-type="float">
            <text:p>21.46</text:p>
          </table:table-cell>
          <table:table-cell office:value-type="float" office:value="5.68" calcext:value-type="float">
            <text:p>5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8:35:25</text:p>
          </table:table-cell>
          <table:table-cell office:value-type="float" office:value="186.216" calcext:value-type="float">
            <text:p>186.22</text:p>
          </table:table-cell>
          <table:table-cell office:value-type="float" office:value="11.58" calcext:value-type="float">
            <text:p>11.58</text:p>
          </table:table-cell>
          <table:table-cell office:value-type="float" office:value="5.5" calcext:value-type="float">
            <text:p>5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8:40:50</text:p>
          </table:table-cell>
          <table:table-cell office:value-type="float" office:value="166.743" calcext:value-type="float">
            <text:p>166.74</text:p>
          </table:table-cell>
          <table:table-cell office:value-type="float" office:value="10.24" calcext:value-type="float">
            <text:p>10.24</text:p>
          </table:table-cell>
          <table:table-cell office:value-type="float" office:value="5.52" calcext:value-type="float">
            <text:p>5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8:46:14</text:p>
          </table:table-cell>
          <table:table-cell office:value-type="float" office:value="55.156" calcext:value-type="float">
            <text:p>55.16</text:p>
          </table:table-cell>
          <table:table-cell office:value-type="float" office:value="9.83" calcext:value-type="float">
            <text:p>9.83</text:p>
          </table:table-cell>
          <table:table-cell office:value-type="float" office:value="5.57" calcext:value-type="float">
            <text:p>5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8:51:36</text:p>
          </table:table-cell>
          <table:table-cell office:value-type="float" office:value="43.661" calcext:value-type="float">
            <text:p>43.66</text:p>
          </table:table-cell>
          <table:table-cell office:value-type="float" office:value="9.45" calcext:value-type="float">
            <text:p>9.45</text:p>
          </table:table-cell>
          <table:table-cell office:value-type="float" office:value="5.73" calcext:value-type="float">
            <text:p>5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8:57:03</text:p>
          </table:table-cell>
          <table:table-cell office:value-type="float" office:value="51.872" calcext:value-type="float">
            <text:p>51.87</text:p>
          </table:table-cell>
          <table:table-cell office:value-type="float" office:value="7.34" calcext:value-type="float">
            <text:p>7.34</text:p>
          </table:table-cell>
          <table:table-cell office:value-type="float" office:value="5.57" calcext:value-type="float">
            <text:p>5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9:02:31</text:p>
          </table:table-cell>
          <table:table-cell office:value-type="float" office:value="132.187" calcext:value-type="float">
            <text:p>132.19</text:p>
          </table:table-cell>
          <table:table-cell office:value-type="float" office:value="7.59" calcext:value-type="float">
            <text:p>7.59</text:p>
          </table:table-cell>
          <table:table-cell office:value-type="float" office:value="4.57" calcext:value-type="float">
            <text:p>4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9:07:55</text:p>
          </table:table-cell>
          <table:table-cell office:value-type="float" office:value="233.091" calcext:value-type="float">
            <text:p>233.09</text:p>
          </table:table-cell>
          <table:table-cell office:value-type="float" office:value="6.32" calcext:value-type="float">
            <text:p>6.32</text:p>
          </table:table-cell>
          <table:table-cell office:value-type="float" office:value="5.81" calcext:value-type="float">
            <text:p>5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9:13:19</text:p>
          </table:table-cell>
          <table:table-cell office:value-type="float" office:value="52.371" calcext:value-type="float">
            <text:p>52.37</text:p>
          </table:table-cell>
          <table:table-cell office:value-type="float" office:value="2.39" calcext:value-type="float">
            <text:p>2.39</text:p>
          </table:table-cell>
          <table:table-cell office:value-type="float" office:value="5.84" calcext:value-type="float">
            <text:p>5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9:18:44</text:p>
          </table:table-cell>
          <table:table-cell office:value-type="float" office:value="47.878" calcext:value-type="float">
            <text:p>47.88</text:p>
          </table:table-cell>
          <table:table-cell office:value-type="float" office:value="3.34" calcext:value-type="float">
            <text:p>3.34</text:p>
          </table:table-cell>
          <table:table-cell office:value-type="float" office:value="5.34" calcext:value-type="float">
            <text:p>5.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9:24:08</text:p>
          </table:table-cell>
          <table:table-cell office:value-type="float" office:value="50.387" calcext:value-type="float">
            <text:p>50.39</text:p>
          </table:table-cell>
          <table:table-cell office:value-type="float" office:value="4.96" calcext:value-type="float">
            <text:p>4.96</text:p>
          </table:table-cell>
          <table:table-cell office:value-type="float" office:value="5.53" calcext:value-type="float">
            <text:p>5.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9:29:33</text:p>
          </table:table-cell>
          <table:table-cell office:value-type="float" office:value="50.607" calcext:value-type="float">
            <text:p>50.61</text:p>
          </table:table-cell>
          <table:table-cell office:value-type="float" office:value="5.69" calcext:value-type="float">
            <text:p>5.69</text:p>
          </table:table-cell>
          <table:table-cell office:value-type="float" office:value="5.34" calcext:value-type="float">
            <text:p>5.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9:34:56</text:p>
          </table:table-cell>
          <table:table-cell office:value-type="float" office:value="58.8" calcext:value-type="float">
            <text:p>58.80</text:p>
          </table:table-cell>
          <table:table-cell office:value-type="float" office:value="3.88" calcext:value-type="float">
            <text:p>3.88</text:p>
          </table:table-cell>
          <table:table-cell office:value-type="float" office:value="5.64" calcext:value-type="float">
            <text:p>5.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9:40:20</text:p>
          </table:table-cell>
          <table:table-cell office:value-type="float" office:value="65.467" calcext:value-type="float">
            <text:p>65.47</text:p>
          </table:table-cell>
          <table:table-cell office:value-type="float" office:value="3.51" calcext:value-type="float">
            <text:p>3.51</text:p>
          </table:table-cell>
          <table:table-cell office:value-type="float" office:value="5.32" calcext:value-type="float">
            <text:p>5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9:45:45</text:p>
          </table:table-cell>
          <table:table-cell office:value-type="float" office:value="53.33" calcext:value-type="float">
            <text:p>53.33</text:p>
          </table:table-cell>
          <table:table-cell office:value-type="float" office:value="8.19" calcext:value-type="float">
            <text:p>8.19</text:p>
          </table:table-cell>
          <table:table-cell office:value-type="float" office:value="5.45" calcext:value-type="float">
            <text:p>5.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9:51:10</text:p>
          </table:table-cell>
          <table:table-cell office:value-type="float" office:value="49.369" calcext:value-type="float">
            <text:p>49.37</text:p>
          </table:table-cell>
          <table:table-cell office:value-type="float" office:value="10.44" calcext:value-type="float">
            <text:p>10.44</text:p>
          </table:table-cell>
          <table:table-cell office:value-type="float" office:value="5.49" calcext:value-type="float">
            <text:p>5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09:56:35</text:p>
          </table:table-cell>
          <table:table-cell office:value-type="float" office:value="50.791" calcext:value-type="float">
            <text:p>50.79</text:p>
          </table:table-cell>
          <table:table-cell office:value-type="float" office:value="10.36" calcext:value-type="float">
            <text:p>10.36</text:p>
          </table:table-cell>
          <table:table-cell office:value-type="float" office:value="5.55" calcext:value-type="float">
            <text:p>5.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10:02:04</text:p>
          </table:table-cell>
          <table:table-cell office:value-type="float" office:value="204.411" calcext:value-type="float">
            <text:p>204.41</text:p>
          </table:table-cell>
          <table:table-cell office:value-type="float" office:value="4.05" calcext:value-type="float">
            <text:p>4.05</text:p>
          </table:table-cell>
          <table:table-cell office:value-type="float" office:value="5.67" calcext:value-type="float">
            <text:p>5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10:07:27</text:p>
          </table:table-cell>
          <table:table-cell office:value-type="float" office:value="109.436" calcext:value-type="float">
            <text:p>109.44</text:p>
          </table:table-cell>
          <table:table-cell office:value-type="float" office:value="8.26" calcext:value-type="float">
            <text:p>8.26</text:p>
          </table:table-cell>
          <table:table-cell office:value-type="float" office:value="5.84" calcext:value-type="float">
            <text:p>5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10:12:51</text:p>
          </table:table-cell>
          <table:table-cell office:value-type="float" office:value="49.082" calcext:value-type="float">
            <text:p>49.08</text:p>
          </table:table-cell>
          <table:table-cell office:value-type="float" office:value="8.67" calcext:value-type="float">
            <text:p>8.67</text:p>
          </table:table-cell>
          <table:table-cell office:value-type="float" office:value="5.71" calcext:value-type="float">
            <text:p>5.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string" calcext:value-type="string">
            <text:p>10:18:14</text:p>
          </table:table-cell>
          <table:table-cell office:value-type="float" office:value="49.788" calcext:value-type="float">
            <text:p>49.79</text:p>
          </table:table-cell>
          <table:table-cell office:value-type="float" office:value="8.16" calcext:value-type="float">
            <text:p>8.16</text:p>
          </table:table-cell>
          <table:table-cell office:value-type="float" office:value="5.73" calcext:value-type="float">
            <text:p>5.73</text:p>
          </table:table-cell>
          <table:table-cell table:number-columns-repeated="1019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/00/0000</text:date>, <text:time style:data-style-name="N2" text:time-value="11:37:43.010279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8T11:38:46.248923379</dc:date>
    <meta:editing-duration>PT7H54M22S</meta:editing-duration>
    <meta:editing-cycles>4</meta:editing-cycles>
    <meta:generator>LibreOffice/5.1.6.2$Linux_X86_64 LibreOffice_project/10m0$Build-2</meta:generator>
    <meta:document-statistic meta:table-count="1" meta:cell-count="6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723cm" svg:height="16.868cm" xlink:href=".." xlink:type="simple" chart:class="chart:line" chart:style-name="ch1">
        <chart:legend svg:x="17.202cm" svg:y="0.513cm" style:legend-expansion="custom" chartooo:width="12.544cm" chartooo:height="0.521cm" style:legend-expansion-aspect-ratio="24.0767754318618" chart:style-name="ch2"/>
        <chart:plot-area chart:style-name="ch3" table:cell-range-address="'speedtest_1 (copy 2)'.A2:'speedtest_1 (copy 2)'.B134 'speedtest_1 (copy 2)'.D1:'speedtest_1 (copy 2)'.E134" chart:data-source-has-labels="both" svg:x="-1.098cm" svg:y="1.126cm" svg:width="31.754cm" svg:height="17.458cm">
          <chartooo:coordinate-region svg:x="0cm" svg:y="1.325cm" svg:width="30.029cm" svg:height="14.313cm"/>
          <chart:axis chart:dimension="x" chart:name="primary-x" chart:style-name="ch4" chartooo:axis-type="auto">
            <chartooo:date-scale/>
            <chart:categories table:cell-range-address="'speedtest_1 (copy 2)'.A2:'speedtest_1 (copy 2)'.B1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peedtest_1 (copy 2)'.D2:'speedtest_1 (copy 2)'.D134" chart:label-cell-address="'speedtest_1 (copy 2)'.D1:'speedtest_1 (copy 2)'.D1" chart:class="chart:line">
            <chart:data-point chart:repeated="133"/>
          </chart:series>
          <chart:series chart:style-name="ch7" chart:values-cell-range-address="'speedtest_1 (copy 2)'.E2:'speedtest_1 (copy 2)'.E134" chart:label-cell-address="'speedtest_1 (copy 2)'.E1:'speedtest_1 (copy 2)'.E1" chart:class="chart:line">
            <chart:data-point chart:repeated="1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wnload [Mbit/s]</text:p>
                <draw:g>
                  <svg:desc>'speedtest_1 (copy 2)'.D1:'speedtest_1 (copy 2)'.D1</svg:desc>
                </draw:g>
              </table:table-cell>
              <table:table-cell office:value-type="string">
                <text:p>Upload [Mbit/s]</text:p>
                <draw:g>
                  <svg:desc>'speedtest_1 (copy 2)'.E1:'speedtest_1 (copy 2)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-06-30 22:25:51</text:p>
                <text:list>
                  <text:list-item>
                    <text:p>2017-06-30</text:p>
                  </text:list-item>
                  <text:list-item>
                    <text:p>22:25:51</text:p>
                  </text:list-item>
                </text:list>
                <draw:g>
                  <svg:desc>'speedtest_1 (copy 2)'.A2:'speedtest_1 (copy 2)'.B134</svg:desc>
                </draw:g>
              </table:table-cell>
              <table:table-cell office:value-type="float" office:value="8.69">
                <text:p>8.69</text:p>
                <draw:g>
                  <svg:desc>'speedtest_1 (copy 2)'.D2:'speedtest_1 (copy 2)'.D134</svg:desc>
                </draw:g>
              </table:table-cell>
              <table:table-cell office:value-type="float" office:value="5.66">
                <text:p>5.66</text:p>
                <draw:g>
                  <svg:desc>'speedtest_1 (copy 2)'.E2:'speedtest_1 (copy 2)'.E134</svg:desc>
                </draw:g>
              </table:table-cell>
            </table:table-row>
            <table:table-row>
              <table:table-cell office:value-type="string">
                <text:p>2017-06-30 22:31:17</text:p>
                <text:list>
                  <text:list-item>
                    <text:p>2017-06-30</text:p>
                  </text:list-item>
                  <text:list-item>
                    <text:p>22:31:17</text:p>
                  </text:list-item>
                </text:list>
              </table:table-cell>
              <table:table-cell office:value-type="float" office:value="0.82">
                <text:p>0.82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2017-06-30 22:36:40</text:p>
                <text:list>
                  <text:list-item>
                    <text:p>2017-06-30</text:p>
                  </text:list-item>
                  <text:list-item>
                    <text:p>22:36:40</text:p>
                  </text:list-item>
                </text:list>
              </table:table-cell>
              <table:table-cell office:value-type="float" office:value="15.93">
                <text:p>15.93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2017-06-30 22:42:04</text:p>
                <text:list>
                  <text:list-item>
                    <text:p>2017-06-30</text:p>
                  </text:list-item>
                  <text:list-item>
                    <text:p>22:42:04</text:p>
                  </text:list-item>
                </text:list>
              </table:table-cell>
              <table:table-cell office:value-type="float" office:value="7.13">
                <text:p>7.13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2017-06-30 22:47:28</text:p>
                <text:list>
                  <text:list-item>
                    <text:p>2017-06-30</text:p>
                  </text:list-item>
                  <text:list-item>
                    <text:p>22:47:28</text:p>
                  </text:list-item>
                </text:list>
              </table:table-cell>
              <table:table-cell office:value-type="float" office:value="5.88">
                <text:p>5.88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2017-06-30 22:52:56</text:p>
                <text:list>
                  <text:list-item>
                    <text:p>2017-06-30</text:p>
                  </text:list-item>
                  <text:list-item>
                    <text:p>22:52:56</text:p>
                  </text:list-item>
                </text:list>
              </table:table-cell>
              <table:table-cell office:value-type="float" office:value="1.75">
                <text:p>1.75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2017-06-30 22:58:26</text:p>
                <text:list>
                  <text:list-item>
                    <text:p>2017-06-30</text:p>
                  </text:list-item>
                  <text:list-item>
                    <text:p>22:58:26</text:p>
                  </text:list-item>
                </text:list>
              </table:table-cell>
              <table:table-cell office:value-type="float" office:value="1.55">
                <text:p>1.5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17-06-30 23:03:49</text:p>
                <text:list>
                  <text:list-item>
                    <text:p>2017-06-30</text:p>
                  </text:list-item>
                  <text:list-item>
                    <text:p>23:03:49</text:p>
                  </text:list-item>
                </text:list>
              </table:table-cell>
              <table:table-cell office:value-type="float" office:value="10.74">
                <text:p>10.74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2017-06-30 23:09:14</text:p>
                <text:list>
                  <text:list-item>
                    <text:p>2017-06-30</text:p>
                  </text:list-item>
                  <text:list-item>
                    <text:p>23:09:14</text:p>
                  </text:list-item>
                </text:list>
              </table:table-cell>
              <table:table-cell office:value-type="float" office:value="7.4">
                <text:p>7.4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2017-06-30 23:14:38</text:p>
                <text:list>
                  <text:list-item>
                    <text:p>2017-06-30</text:p>
                  </text:list-item>
                  <text:list-item>
                    <text:p>23:14:38</text:p>
                  </text:list-item>
                </text:list>
              </table:table-cell>
              <table:table-cell office:value-type="float" office:value="8.21">
                <text:p>8.21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2017-06-30 23:20:01</text:p>
                <text:list>
                  <text:list-item>
                    <text:p>2017-06-30</text:p>
                  </text:list-item>
                  <text:list-item>
                    <text:p>23:20:01</text:p>
                  </text:list-item>
                </text:list>
              </table:table-cell>
              <table:table-cell office:value-type="float" office:value="12.83">
                <text:p>12.83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2017-06-30 23:25:25</text:p>
                <text:list>
                  <text:list-item>
                    <text:p>2017-06-30</text:p>
                  </text:list-item>
                  <text:list-item>
                    <text:p>23:25:25</text:p>
                  </text:list-item>
                </text:list>
              </table:table-cell>
              <table:table-cell office:value-type="float" office:value="14.02">
                <text:p>14.02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2017-06-30 23:30:48</text:p>
                <text:list>
                  <text:list-item>
                    <text:p>2017-06-30</text:p>
                  </text:list-item>
                  <text:list-item>
                    <text:p>23:30:48</text:p>
                  </text:list-item>
                </text:list>
              </table:table-cell>
              <table:table-cell office:value-type="float" office:value="10.45">
                <text:p>10.45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2017-06-30 23:36:12</text:p>
                <text:list>
                  <text:list-item>
                    <text:p>2017-06-30</text:p>
                  </text:list-item>
                  <text:list-item>
                    <text:p>23:36:12</text:p>
                  </text:list-item>
                </text:list>
              </table:table-cell>
              <table:table-cell office:value-type="float" office:value="13.82">
                <text:p>13.82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string">
                <text:p>2017-06-30 23:41:36</text:p>
                <text:list>
                  <text:list-item>
                    <text:p>2017-06-30</text:p>
                  </text:list-item>
                  <text:list-item>
                    <text:p>23:41:36</text:p>
                  </text:list-item>
                </text:list>
              </table:table-cell>
              <table:table-cell office:value-type="float" office:value="9.05">
                <text:p>9.05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2017-06-30 23:47:00</text:p>
                <text:list>
                  <text:list-item>
                    <text:p>2017-06-30</text:p>
                  </text:list-item>
                  <text:list-item>
                    <text:p>23:47:00</text:p>
                  </text:list-item>
                </text:list>
              </table:table-cell>
              <table:table-cell office:value-type="float" office:value="6.98">
                <text:p>6.98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2017-06-30 23:52:24</text:p>
                <text:list>
                  <text:list-item>
                    <text:p>2017-06-30</text:p>
                  </text:list-item>
                  <text:list-item>
                    <text:p>23:52:24</text:p>
                  </text:list-item>
                </text:list>
              </table:table-cell>
              <table:table-cell office:value-type="float" office:value="7.06">
                <text:p>7.06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2017-06-30 23:57:48</text:p>
                <text:list>
                  <text:list-item>
                    <text:p>2017-06-30</text:p>
                  </text:list-item>
                  <text:list-item>
                    <text:p>23:57:48</text:p>
                  </text:list-item>
                </text:list>
              </table:table-cell>
              <table:table-cell office:value-type="float" office:value="14.02">
                <text:p>14.02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2017-07-01 00:03:12</text:p>
                <text:list>
                  <text:list-item>
                    <text:p>2017-07-01</text:p>
                  </text:list-item>
                  <text:list-item>
                    <text:p>00:03:12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string">
                <text:p>2017-07-01 00:08:36</text:p>
                <text:list>
                  <text:list-item>
                    <text:p>2017-07-01</text:p>
                  </text:list-item>
                  <text:list-item>
                    <text:p>00:08:36</text:p>
                  </text:list-item>
                </text:list>
              </table:table-cell>
              <table:table-cell office:value-type="float" office:value="15.07">
                <text:p>15.07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2017-07-01 00:13:59</text:p>
                <text:list>
                  <text:list-item>
                    <text:p>2017-07-01</text:p>
                  </text:list-item>
                  <text:list-item>
                    <text:p>00:13:59</text:p>
                  </text:list-item>
                </text:list>
              </table:table-cell>
              <table:table-cell office:value-type="float" office:value="15.68">
                <text:p>15.68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2017-07-01 00:19:22</text:p>
                <text:list>
                  <text:list-item>
                    <text:p>2017-07-01</text:p>
                  </text:list-item>
                  <text:list-item>
                    <text:p>00:19:22</text:p>
                  </text:list-item>
                </text:list>
              </table:table-cell>
              <table:table-cell office:value-type="float" office:value="16.04">
                <text:p>16.0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17-07-01 00:24:45</text:p>
                <text:list>
                  <text:list-item>
                    <text:p>2017-07-01</text:p>
                  </text:list-item>
                  <text:list-item>
                    <text:p>00:24:45</text:p>
                  </text:list-item>
                </text:list>
              </table:table-cell>
              <table:table-cell office:value-type="float" office:value="13.79">
                <text:p>13.7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17-07-01 00:30:11</text:p>
                <text:list>
                  <text:list-item>
                    <text:p>2017-07-01</text:p>
                  </text:list-item>
                  <text:list-item>
                    <text:p>00:30:11</text:p>
                  </text:list-item>
                </text:list>
              </table:table-cell>
              <table:table-cell office:value-type="float" office:value="9.17">
                <text:p>9.17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2017-07-01 00:35:35</text:p>
                <text:list>
                  <text:list-item>
                    <text:p>2017-07-01</text:p>
                  </text:list-item>
                  <text:list-item>
                    <text:p>00:35:35</text:p>
                  </text:list-item>
                </text:list>
              </table:table-cell>
              <table:table-cell office:value-type="float" office:value="14.08">
                <text:p>14.08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2017-07-01 00:40:59</text:p>
                <text:list>
                  <text:list-item>
                    <text:p>2017-07-01</text:p>
                  </text:list-item>
                  <text:list-item>
                    <text:p>00:40:59</text:p>
                  </text:list-item>
                </text:list>
              </table:table-cell>
              <table:table-cell office:value-type="float" office:value="15.01">
                <text:p>15.0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2017-07-01 00:46:22</text:p>
                <text:list>
                  <text:list-item>
                    <text:p>2017-07-01</text:p>
                  </text:list-item>
                  <text:list-item>
                    <text:p>00:46:22</text:p>
                  </text:list-item>
                </text:list>
              </table:table-cell>
              <table:table-cell office:value-type="float" office:value="15.31">
                <text:p>15.31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2017-07-01 00:51:45</text:p>
                <text:list>
                  <text:list-item>
                    <text:p>2017-07-01</text:p>
                  </text:list-item>
                  <text:list-item>
                    <text:p>00:51:45</text:p>
                  </text:list-item>
                </text:list>
              </table:table-cell>
              <table:table-cell office:value-type="float" office:value="15.73">
                <text:p>15.73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2017-07-01 00:57:09</text:p>
                <text:list>
                  <text:list-item>
                    <text:p>2017-07-01</text:p>
                  </text:list-item>
                  <text:list-item>
                    <text:p>00:57:09</text:p>
                  </text:list-item>
                </text:list>
              </table:table-cell>
              <table:table-cell office:value-type="float" office:value="11.39">
                <text:p>11.3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017-07-01 01:02:33</text:p>
                <text:list>
                  <text:list-item>
                    <text:p>2017-07-01</text:p>
                  </text:list-item>
                  <text:list-item>
                    <text:p>01:02:33</text:p>
                  </text:list-item>
                </text:list>
              </table:table-cell>
              <table:table-cell office:value-type="float" office:value="15.28">
                <text:p>15.28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2017-07-01 01:07:57</text:p>
                <text:list>
                  <text:list-item>
                    <text:p>2017-07-01</text:p>
                  </text:list-item>
                  <text:list-item>
                    <text:p>01:07:57</text:p>
                  </text:list-item>
                </text:list>
              </table:table-cell>
              <table:table-cell office:value-type="float" office:value="9.5">
                <text:p>9.5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2017-07-01 01:13:20</text:p>
                <text:list>
                  <text:list-item>
                    <text:p>2017-07-01</text:p>
                  </text:list-item>
                  <text:list-item>
                    <text:p>01:13:20</text:p>
                  </text:list-item>
                </text:list>
              </table:table-cell>
              <table:table-cell office:value-type="float" office:value="16.2">
                <text:p>16.2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2017-07-01 01:18:44</text:p>
                <text:list>
                  <text:list-item>
                    <text:p>2017-07-01</text:p>
                  </text:list-item>
                  <text:list-item>
                    <text:p>01:18:44</text:p>
                  </text:list-item>
                </text:list>
              </table:table-cell>
              <table:table-cell office:value-type="float" office:value="15.9">
                <text:p>15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017-07-01 01:24:07</text:p>
                <text:list>
                  <text:list-item>
                    <text:p>2017-07-01</text:p>
                  </text:list-item>
                  <text:list-item>
                    <text:p>01:24:07</text:p>
                  </text:list-item>
                </text:list>
              </table:table-cell>
              <table:table-cell office:value-type="float" office:value="16.07">
                <text:p>16.07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string">
                <text:p>2017-07-01 01:29:30</text:p>
                <text:list>
                  <text:list-item>
                    <text:p>2017-07-01</text:p>
                  </text:list-item>
                  <text:list-item>
                    <text:p>01:29:30</text:p>
                  </text:list-item>
                </text:list>
              </table:table-cell>
              <table:table-cell office:value-type="float" office:value="17.06">
                <text:p>17.0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017-07-01 01:34:54</text:p>
                <text:list>
                  <text:list-item>
                    <text:p>2017-07-01</text:p>
                  </text:list-item>
                  <text:list-item>
                    <text:p>01:34:54</text:p>
                  </text:list-item>
                </text:list>
              </table:table-cell>
              <table:table-cell office:value-type="float" office:value="15.09">
                <text:p>15.09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2017-07-01 01:40:18</text:p>
                <text:list>
                  <text:list-item>
                    <text:p>2017-07-01</text:p>
                  </text:list-item>
                  <text:list-item>
                    <text:p>01:40:18</text:p>
                  </text:list-item>
                </text:list>
              </table:table-cell>
              <table:table-cell office:value-type="float" office:value="16.42">
                <text:p>16.42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2017-07-01 01:45:42</text:p>
                <text:list>
                  <text:list-item>
                    <text:p>2017-07-01</text:p>
                  </text:list-item>
                  <text:list-item>
                    <text:p>01:45:42</text:p>
                  </text:list-item>
                </text:list>
              </table:table-cell>
              <table:table-cell office:value-type="float" office:value="16.21">
                <text:p>16.21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2017-07-01 01:51:05</text:p>
                <text:list>
                  <text:list-item>
                    <text:p>2017-07-01</text:p>
                  </text:list-item>
                  <text:list-item>
                    <text:p>01:51:05</text:p>
                  </text:list-item>
                </text:list>
              </table:table-cell>
              <table:table-cell office:value-type="float" office:value="16.1">
                <text:p>16.1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2017-07-01 01:56:29</text:p>
                <text:list>
                  <text:list-item>
                    <text:p>2017-07-01</text:p>
                  </text:list-item>
                  <text:list-item>
                    <text:p>01:56:29</text:p>
                  </text:list-item>
                </text:list>
              </table:table-cell>
              <table:table-cell office:value-type="float" office:value="16.57">
                <text:p>16.57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2017-07-01 02:01:51</text:p>
                <text:list>
                  <text:list-item>
                    <text:p>2017-07-01</text:p>
                  </text:list-item>
                  <text:list-item>
                    <text:p>02:01:51</text:p>
                  </text:list-item>
                </text:list>
              </table:table-cell>
              <table:table-cell office:value-type="float" office:value="16.27">
                <text:p>16.27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2017-07-01 02:07:14</text:p>
                <text:list>
                  <text:list-item>
                    <text:p>2017-07-01</text:p>
                  </text:list-item>
                  <text:list-item>
                    <text:p>02:07:14</text:p>
                  </text:list-item>
                </text:list>
              </table:table-cell>
              <table:table-cell office:value-type="float" office:value="16.21">
                <text:p>16.21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2017-07-01 02:12:37</text:p>
                <text:list>
                  <text:list-item>
                    <text:p>2017-07-01</text:p>
                  </text:list-item>
                  <text:list-item>
                    <text:p>02:12:37</text:p>
                  </text:list-item>
                </text:list>
              </table:table-cell>
              <table:table-cell office:value-type="float" office:value="15.99">
                <text:p>15.99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2017-07-01 02:18:01</text:p>
                <text:list>
                  <text:list-item>
                    <text:p>2017-07-01</text:p>
                  </text:list-item>
                  <text:list-item>
                    <text:p>02:18:01</text:p>
                  </text:list-item>
                </text:list>
              </table:table-cell>
              <table:table-cell office:value-type="float" office:value="13.92">
                <text:p>13.92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017-07-01 02:23:24</text:p>
                <text:list>
                  <text:list-item>
                    <text:p>2017-07-01</text:p>
                  </text:list-item>
                  <text:list-item>
                    <text:p>02:23:24</text:p>
                  </text:list-item>
                </text:list>
              </table:table-cell>
              <table:table-cell office:value-type="float" office:value="15.1">
                <text:p>15.1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2017-07-01 02:28:47</text:p>
                <text:list>
                  <text:list-item>
                    <text:p>2017-07-01</text:p>
                  </text:list-item>
                  <text:list-item>
                    <text:p>02:28:47</text:p>
                  </text:list-item>
                </text:list>
              </table:table-cell>
              <table:table-cell office:value-type="float" office:value="15.81">
                <text:p>15.8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017-07-01 02:34:10</text:p>
                <text:list>
                  <text:list-item>
                    <text:p>2017-07-01</text:p>
                  </text:list-item>
                  <text:list-item>
                    <text:p>02:34:10</text:p>
                  </text:list-item>
                </text:list>
              </table:table-cell>
              <table:table-cell office:value-type="float" office:value="16.41">
                <text:p>16.41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string">
                <text:p>2017-07-01 02:39:33</text:p>
                <text:list>
                  <text:list-item>
                    <text:p>2017-07-01</text:p>
                  </text:list-item>
                  <text:list-item>
                    <text:p>02:39:33</text:p>
                  </text:list-item>
                </text:list>
              </table:table-cell>
              <table:table-cell office:value-type="float" office:value="16.42">
                <text:p>16.4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017-07-01 02:44:56</text:p>
                <text:list>
                  <text:list-item>
                    <text:p>2017-07-01</text:p>
                  </text:list-item>
                  <text:list-item>
                    <text:p>02:44:56</text:p>
                  </text:list-item>
                </text:list>
              </table:table-cell>
              <table:table-cell office:value-type="float" office:value="15.71">
                <text:p>15.71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2017-07-01 02:50:19</text:p>
                <text:list>
                  <text:list-item>
                    <text:p>2017-07-01</text:p>
                  </text:list-item>
                  <text:list-item>
                    <text:p>02:50:19</text:p>
                  </text:list-item>
                </text:list>
              </table:table-cell>
              <table:table-cell office:value-type="float" office:value="16.67">
                <text:p>16.67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2017-07-01 02:55:42</text:p>
                <text:list>
                  <text:list-item>
                    <text:p>2017-07-01</text:p>
                  </text:list-item>
                  <text:list-item>
                    <text:p>02:55:42</text:p>
                  </text:list-item>
                </text:list>
              </table:table-cell>
              <table:table-cell office:value-type="float" office:value="16.13">
                <text:p>16.13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2017-07-01 03:01:05</text:p>
                <text:list>
                  <text:list-item>
                    <text:p>2017-07-01</text:p>
                  </text:list-item>
                  <text:list-item>
                    <text:p>03:01:05</text:p>
                  </text:list-item>
                </text:list>
              </table:table-cell>
              <table:table-cell office:value-type="float" office:value="16.16">
                <text:p>16.1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017-07-01 03:06:28</text:p>
                <text:list>
                  <text:list-item>
                    <text:p>2017-07-01</text:p>
                  </text:list-item>
                  <text:list-item>
                    <text:p>03:06:28</text:p>
                  </text:list-item>
                </text:list>
              </table:table-cell>
              <table:table-cell office:value-type="float" office:value="16.44">
                <text:p>16.4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017-07-01 03:11:52</text:p>
                <text:list>
                  <text:list-item>
                    <text:p>2017-07-01</text:p>
                  </text:list-item>
                  <text:list-item>
                    <text:p>03:11:52</text:p>
                  </text:list-item>
                </text:list>
              </table:table-cell>
              <table:table-cell office:value-type="float" office:value="16.33">
                <text:p>16.33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2017-07-01 03:17:15</text:p>
                <text:list>
                  <text:list-item>
                    <text:p>2017-07-01</text:p>
                  </text:list-item>
                  <text:list-item>
                    <text:p>03:17:15</text:p>
                  </text:list-item>
                </text:list>
              </table:table-cell>
              <table:table-cell office:value-type="float" office:value="16.48">
                <text:p>16.48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2017-07-01 03:22:39</text:p>
                <text:list>
                  <text:list-item>
                    <text:p>2017-07-01</text:p>
                  </text:list-item>
                  <text:list-item>
                    <text:p>03:22:39</text:p>
                  </text:list-item>
                </text:list>
              </table:table-cell>
              <table:table-cell office:value-type="float" office:value="16.34">
                <text:p>16.34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2017-07-01 03:28:02</text:p>
                <text:list>
                  <text:list-item>
                    <text:p>2017-07-01</text:p>
                  </text:list-item>
                  <text:list-item>
                    <text:p>03:28:02</text:p>
                  </text:list-item>
                </text:list>
              </table:table-cell>
              <table:table-cell office:value-type="float" office:value="14.51">
                <text:p>14.51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2017-07-01 03:33:26</text:p>
                <text:list>
                  <text:list-item>
                    <text:p>2017-07-01</text:p>
                  </text:list-item>
                  <text:list-item>
                    <text:p>03:33:26</text:p>
                  </text:list-item>
                </text:list>
              </table:table-cell>
              <table:table-cell office:value-type="float" office:value="15.74">
                <text:p>15.74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2017-07-01 03:38:49</text:p>
                <text:list>
                  <text:list-item>
                    <text:p>2017-07-01</text:p>
                  </text:list-item>
                  <text:list-item>
                    <text:p>03:38:49</text:p>
                  </text:list-item>
                </text:list>
              </table:table-cell>
              <table:table-cell office:value-type="float" office:value="16.09">
                <text:p>16.09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2017-07-01 03:44:12</text:p>
                <text:list>
                  <text:list-item>
                    <text:p>2017-07-01</text:p>
                  </text:list-item>
                  <text:list-item>
                    <text:p>03:44:12</text:p>
                  </text:list-item>
                </text:list>
              </table:table-cell>
              <table:table-cell office:value-type="float" office:value="16.16">
                <text:p>16.16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2017-07-01 03:49:35</text:p>
                <text:list>
                  <text:list-item>
                    <text:p>2017-07-01</text:p>
                  </text:list-item>
                  <text:list-item>
                    <text:p>03:49:35</text:p>
                  </text:list-item>
                </text:list>
              </table:table-cell>
              <table:table-cell office:value-type="float" office:value="16.42">
                <text:p>16.42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string">
                <text:p>2017-07-01 03:54:58</text:p>
                <text:list>
                  <text:list-item>
                    <text:p>2017-07-01</text:p>
                  </text:list-item>
                  <text:list-item>
                    <text:p>03:54:58</text:p>
                  </text:list-item>
                </text:list>
              </table:table-cell>
              <table:table-cell office:value-type="float" office:value="16.38">
                <text:p>16.38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2017-07-01 04:00:22</text:p>
                <text:list>
                  <text:list-item>
                    <text:p>2017-07-01</text:p>
                  </text:list-item>
                  <text:list-item>
                    <text:p>04:00:22</text:p>
                  </text:list-item>
                </text:list>
              </table:table-cell>
              <table:table-cell office:value-type="float" office:value="15.81">
                <text:p>15.8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017-07-01 04:05:45</text:p>
                <text:list>
                  <text:list-item>
                    <text:p>2017-07-01</text:p>
                  </text:list-item>
                  <text:list-item>
                    <text:p>04:05:45</text:p>
                  </text:list-item>
                </text:list>
              </table:table-cell>
              <table:table-cell office:value-type="float" office:value="16.1">
                <text:p>16.1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2017-07-01 04:11:09</text:p>
                <text:list>
                  <text:list-item>
                    <text:p>2017-07-01</text:p>
                  </text:list-item>
                  <text:list-item>
                    <text:p>04:11:09</text:p>
                  </text:list-item>
                </text:list>
              </table:table-cell>
              <table:table-cell office:value-type="float" office:value="16.2">
                <text:p>16.2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2017-07-01 04:16:33</text:p>
                <text:list>
                  <text:list-item>
                    <text:p>2017-07-01</text:p>
                  </text:list-item>
                  <text:list-item>
                    <text:p>04:16:33</text:p>
                  </text:list-item>
                </text:list>
              </table:table-cell>
              <table:table-cell office:value-type="float" office:value="16.6">
                <text:p>16.6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2017-07-01 04:21:57</text:p>
                <text:list>
                  <text:list-item>
                    <text:p>2017-07-01</text:p>
                  </text:list-item>
                  <text:list-item>
                    <text:p>04:21:57</text:p>
                  </text:list-item>
                </text:list>
              </table:table-cell>
              <table:table-cell office:value-type="float" office:value="15.44">
                <text:p>15.44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2017-07-01 04:27:20</text:p>
                <text:list>
                  <text:list-item>
                    <text:p>2017-07-01</text:p>
                  </text:list-item>
                  <text:list-item>
                    <text:p>04:27:20</text:p>
                  </text:list-item>
                </text:list>
              </table:table-cell>
              <table:table-cell office:value-type="float" office:value="16.71">
                <text:p>16.71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2017-07-01 04:32:42</text:p>
                <text:list>
                  <text:list-item>
                    <text:p>2017-07-01</text:p>
                  </text:list-item>
                  <text:list-item>
                    <text:p>04:32:42</text:p>
                  </text:list-item>
                </text:list>
              </table:table-cell>
              <table:table-cell office:value-type="float" office:value="16.44">
                <text:p>16.44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string">
                <text:p>2017-07-01 04:38:06</text:p>
                <text:list>
                  <text:list-item>
                    <text:p>2017-07-01</text:p>
                  </text:list-item>
                  <text:list-item>
                    <text:p>04:38:06</text:p>
                  </text:list-item>
                </text:list>
              </table:table-cell>
              <table:table-cell office:value-type="float" office:value="15.84">
                <text:p>15.84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2017-07-01 04:43:30</text:p>
                <text:list>
                  <text:list-item>
                    <text:p>2017-07-01</text:p>
                  </text:list-item>
                  <text:list-item>
                    <text:p>04:43:30</text:p>
                  </text:list-item>
                </text:list>
              </table:table-cell>
              <table:table-cell office:value-type="float" office:value="15.65">
                <text:p>15.65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2017-07-01 04:48:53</text:p>
                <text:list>
                  <text:list-item>
                    <text:p>2017-07-01</text:p>
                  </text:list-item>
                  <text:list-item>
                    <text:p>04:48:53</text:p>
                  </text:list-item>
                </text:list>
              </table:table-cell>
              <table:table-cell office:value-type="float" office:value="16.41">
                <text:p>16.41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2017-07-01 04:54:17</text:p>
                <text:list>
                  <text:list-item>
                    <text:p>2017-07-01</text:p>
                  </text:list-item>
                  <text:list-item>
                    <text:p>04:54:17</text:p>
                  </text:list-item>
                </text:list>
              </table:table-cell>
              <table:table-cell office:value-type="float" office:value="16.06">
                <text:p>16.06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2017-07-01 04:59:41</text:p>
                <text:list>
                  <text:list-item>
                    <text:p>2017-07-01</text:p>
                  </text:list-item>
                  <text:list-item>
                    <text:p>04:59:41</text:p>
                  </text:list-item>
                </text:list>
              </table:table-cell>
              <table:table-cell office:value-type="float" office:value="16.49">
                <text:p>16.4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017-07-01 05:05:05</text:p>
                <text:list>
                  <text:list-item>
                    <text:p>2017-07-01</text:p>
                  </text:list-item>
                  <text:list-item>
                    <text:p>05:05:05</text:p>
                  </text:list-item>
                </text:list>
              </table:table-cell>
              <table:table-cell office:value-type="float" office:value="16.07">
                <text:p>16.07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2017-07-01 05:10:29</text:p>
                <text:list>
                  <text:list-item>
                    <text:p>2017-07-01</text:p>
                  </text:list-item>
                  <text:list-item>
                    <text:p>05:10:29</text:p>
                  </text:list-item>
                </text:list>
              </table:table-cell>
              <table:table-cell office:value-type="float" office:value="15.64">
                <text:p>15.64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2017-07-01 05:15:52</text:p>
                <text:list>
                  <text:list-item>
                    <text:p>2017-07-01</text:p>
                  </text:list-item>
                  <text:list-item>
                    <text:p>05:15:52</text:p>
                  </text:list-item>
                </text:list>
              </table:table-cell>
              <table:table-cell office:value-type="float" office:value="16.24">
                <text:p>16.24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2017-07-01 05:21:15</text:p>
                <text:list>
                  <text:list-item>
                    <text:p>2017-07-01</text:p>
                  </text:list-item>
                  <text:list-item>
                    <text:p>05:21:15</text:p>
                  </text:list-item>
                </text:list>
              </table:table-cell>
              <table:table-cell office:value-type="float" office:value="15.98">
                <text:p>15.98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2017-07-01 05:26:39</text:p>
                <text:list>
                  <text:list-item>
                    <text:p>2017-07-01</text:p>
                  </text:list-item>
                  <text:list-item>
                    <text:p>05:26:39</text:p>
                  </text:list-item>
                </text:list>
              </table:table-cell>
              <table:table-cell office:value-type="float" office:value="16.52">
                <text:p>16.52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2017-07-01 05:32:01</text:p>
                <text:list>
                  <text:list-item>
                    <text:p>2017-07-01</text:p>
                  </text:list-item>
                  <text:list-item>
                    <text:p>05:32:01</text:p>
                  </text:list-item>
                </text:list>
              </table:table-cell>
              <table:table-cell office:value-type="float" office:value="17.27">
                <text:p>17.27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017-07-01 05:37:28</text:p>
                <text:list>
                  <text:list-item>
                    <text:p>2017-07-01</text:p>
                  </text:list-item>
                  <text:list-item>
                    <text:p>05:37:28</text:p>
                  </text:list-item>
                </text:list>
              </table:table-cell>
              <table:table-cell office:value-type="float" office:value="15.92">
                <text:p>15.92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2017-07-01 05:42:51</text:p>
                <text:list>
                  <text:list-item>
                    <text:p>2017-07-01</text:p>
                  </text:list-item>
                  <text:list-item>
                    <text:p>05:42:51</text:p>
                  </text:list-item>
                </text:list>
              </table:table-cell>
              <table:table-cell office:value-type="float" office:value="16.09">
                <text:p>16.09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2017-07-01 05:48:15</text:p>
                <text:list>
                  <text:list-item>
                    <text:p>2017-07-01</text:p>
                  </text:list-item>
                  <text:list-item>
                    <text:p>05:48:15</text:p>
                  </text:list-item>
                </text:list>
              </table:table-cell>
              <table:table-cell office:value-type="float" office:value="16.19">
                <text:p>16.19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2017-07-01 05:53:38</text:p>
                <text:list>
                  <text:list-item>
                    <text:p>2017-07-01</text:p>
                  </text:list-item>
                  <text:list-item>
                    <text:p>05:53:38</text:p>
                  </text:list-item>
                </text:list>
              </table:table-cell>
              <table:table-cell office:value-type="float" office:value="15.86">
                <text:p>15.86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2017-07-01 05:59:01</text:p>
                <text:list>
                  <text:list-item>
                    <text:p>2017-07-01</text:p>
                  </text:list-item>
                  <text:list-item>
                    <text:p>05:59:01</text:p>
                  </text:list-item>
                </text:list>
              </table:table-cell>
              <table:table-cell office:value-type="float" office:value="16.48">
                <text:p>16.48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2017-07-01 06:04:24</text:p>
                <text:list>
                  <text:list-item>
                    <text:p>2017-07-01</text:p>
                  </text:list-item>
                  <text:list-item>
                    <text:p>06:04:24</text:p>
                  </text:list-item>
                </text:list>
              </table:table-cell>
              <table:table-cell office:value-type="float" office:value="16.32">
                <text:p>16.32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2017-07-01 06:09:47</text:p>
                <text:list>
                  <text:list-item>
                    <text:p>2017-07-01</text:p>
                  </text:list-item>
                  <text:list-item>
                    <text:p>06:09:47</text:p>
                  </text:list-item>
                </text:list>
              </table:table-cell>
              <table:table-cell office:value-type="float" office:value="16.68">
                <text:p>16.68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2017-07-01 06:15:10</text:p>
                <text:list>
                  <text:list-item>
                    <text:p>2017-07-01</text:p>
                  </text:list-item>
                  <text:list-item>
                    <text:p>06:15:10</text:p>
                  </text:list-item>
                </text:list>
              </table:table-cell>
              <table:table-cell office:value-type="float" office:value="16.07">
                <text:p>16.07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2017-07-01 06:20:33</text:p>
                <text:list>
                  <text:list-item>
                    <text:p>2017-07-01</text:p>
                  </text:list-item>
                  <text:list-item>
                    <text:p>06:20:33</text:p>
                  </text:list-item>
                </text:list>
              </table:table-cell>
              <table:table-cell office:value-type="float" office:value="15.95">
                <text:p>15.9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017-07-01 06:25:57</text:p>
                <text:list>
                  <text:list-item>
                    <text:p>2017-07-01</text:p>
                  </text:list-item>
                  <text:list-item>
                    <text:p>06:25:57</text:p>
                  </text:list-item>
                </text:list>
              </table:table-cell>
              <table:table-cell office:value-type="float" office:value="16.09">
                <text:p>16.09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2017-07-01 06:31:21</text:p>
                <text:list>
                  <text:list-item>
                    <text:p>2017-07-01</text:p>
                  </text:list-item>
                  <text:list-item>
                    <text:p>06:31:21</text:p>
                  </text:list-item>
                </text:list>
              </table:table-cell>
              <table:table-cell office:value-type="float" office:value="15.74">
                <text:p>15.74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2017-07-01 06:36:44</text:p>
                <text:list>
                  <text:list-item>
                    <text:p>2017-07-01</text:p>
                  </text:list-item>
                  <text:list-item>
                    <text:p>06:36:44</text:p>
                  </text:list-item>
                </text:list>
              </table:table-cell>
              <table:table-cell office:value-type="float" office:value="16.36">
                <text:p>16.3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17-07-01 06:42:09</text:p>
                <text:list>
                  <text:list-item>
                    <text:p>2017-07-01</text:p>
                  </text:list-item>
                  <text:list-item>
                    <text:p>06:42:09</text:p>
                  </text:list-item>
                </text:list>
              </table:table-cell>
              <table:table-cell office:value-type="float" office:value="15.62">
                <text:p>15.62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2017-07-01 06:47:32</text:p>
                <text:list>
                  <text:list-item>
                    <text:p>2017-07-01</text:p>
                  </text:list-item>
                  <text:list-item>
                    <text:p>06:47:32</text:p>
                  </text:list-item>
                </text:list>
              </table:table-cell>
              <table:table-cell office:value-type="float" office:value="16.67">
                <text:p>16.67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2017-07-01 06:52:55</text:p>
                <text:list>
                  <text:list-item>
                    <text:p>2017-07-01</text:p>
                  </text:list-item>
                  <text:list-item>
                    <text:p>06:52:55</text:p>
                  </text:list-item>
                </text:list>
              </table:table-cell>
              <table:table-cell office:value-type="float" office:value="15.75">
                <text:p>15.75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017-07-01 06:58:19</text:p>
                <text:list>
                  <text:list-item>
                    <text:p>2017-07-01</text:p>
                  </text:list-item>
                  <text:list-item>
                    <text:p>06:58:19</text:p>
                  </text:list-item>
                </text:list>
              </table:table-cell>
              <table:table-cell office:value-type="float" office:value="16.22">
                <text:p>16.22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017-07-01 07:03:43</text:p>
                <text:list>
                  <text:list-item>
                    <text:p>2017-07-01</text:p>
                  </text:list-item>
                  <text:list-item>
                    <text:p>07:03:43</text:p>
                  </text:list-item>
                </text:list>
              </table:table-cell>
              <table:table-cell office:value-type="float" office:value="16.08">
                <text:p>16.08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string">
                <text:p>2017-07-01 07:09:06</text:p>
                <text:list>
                  <text:list-item>
                    <text:p>2017-07-01</text:p>
                  </text:list-item>
                  <text:list-item>
                    <text:p>07:09:06</text:p>
                  </text:list-item>
                </text:list>
              </table:table-cell>
              <table:table-cell office:value-type="float" office:value="16.68">
                <text:p>16.68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2017-07-01 07:14:30</text:p>
                <text:list>
                  <text:list-item>
                    <text:p>2017-07-01</text:p>
                  </text:list-item>
                  <text:list-item>
                    <text:p>07:14:30</text:p>
                  </text:list-item>
                </text:list>
              </table:table-cell>
              <table:table-cell office:value-type="float" office:value="15.8">
                <text:p>15.8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2017-07-01 07:19:52</text:p>
                <text:list>
                  <text:list-item>
                    <text:p>2017-07-01</text:p>
                  </text:list-item>
                  <text:list-item>
                    <text:p>07:19:52</text:p>
                  </text:list-item>
                </text:list>
              </table:table-cell>
              <table:table-cell office:value-type="float" office:value="16.92">
                <text:p>16.92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2017-07-01 07:25:16</text:p>
                <text:list>
                  <text:list-item>
                    <text:p>2017-07-01</text:p>
                  </text:list-item>
                  <text:list-item>
                    <text:p>07:25:16</text:p>
                  </text:list-item>
                </text:list>
              </table:table-cell>
              <table:table-cell office:value-type="float" office:value="16.26">
                <text:p>16.26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2017-07-01 07:30:39</text:p>
                <text:list>
                  <text:list-item>
                    <text:p>2017-07-01</text:p>
                  </text:list-item>
                  <text:list-item>
                    <text:p>07:30:39</text:p>
                  </text:list-item>
                </text:list>
              </table:table-cell>
              <table:table-cell office:value-type="float" office:value="16.42">
                <text:p>16.42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2017-07-01 07:36:02</text:p>
                <text:list>
                  <text:list-item>
                    <text:p>2017-07-01</text:p>
                  </text:list-item>
                  <text:list-item>
                    <text:p>07:36:02</text:p>
                  </text:list-item>
                </text:list>
              </table:table-cell>
              <table:table-cell office:value-type="float" office:value="16.62">
                <text:p>16.62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2017-07-01 07:41:26</text:p>
                <text:list>
                  <text:list-item>
                    <text:p>2017-07-01</text:p>
                  </text:list-item>
                  <text:list-item>
                    <text:p>07:41:26</text:p>
                  </text:list-item>
                </text:list>
              </table:table-cell>
              <table:table-cell office:value-type="float" office:value="16.7">
                <text:p>16.7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2017-07-01 07:46:49</text:p>
                <text:list>
                  <text:list-item>
                    <text:p>2017-07-01</text:p>
                  </text:list-item>
                  <text:list-item>
                    <text:p>07:46:49</text:p>
                  </text:list-item>
                </text:list>
              </table:table-cell>
              <table:table-cell office:value-type="float" office:value="15.97">
                <text:p>15.97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2017-07-01 07:52:12</text:p>
                <text:list>
                  <text:list-item>
                    <text:p>2017-07-01</text:p>
                  </text:list-item>
                  <text:list-item>
                    <text:p>07:52:12</text:p>
                  </text:list-item>
                </text:list>
              </table:table-cell>
              <table:table-cell office:value-type="float" office:value="16.15">
                <text:p>16.15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2017-07-01 07:57:39</text:p>
                <text:list>
                  <text:list-item>
                    <text:p>2017-07-01</text:p>
                  </text:list-item>
                  <text:list-item>
                    <text:p>07:57:39</text:p>
                  </text:list-item>
                </text:list>
              </table:table-cell>
              <table:table-cell office:value-type="float" office:value="11.41">
                <text:p>11.41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2017-07-01 08:03:03</text:p>
                <text:list>
                  <text:list-item>
                    <text:p>2017-07-01</text:p>
                  </text:list-item>
                  <text:list-item>
                    <text:p>08:03:03</text:p>
                  </text:list-item>
                </text:list>
              </table:table-cell>
              <table:table-cell office:value-type="float" office:value="13.26">
                <text:p>13.26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2017-07-01 08:08:27</text:p>
                <text:list>
                  <text:list-item>
                    <text:p>2017-07-01</text:p>
                  </text:list-item>
                  <text:list-item>
                    <text:p>08:08:27</text:p>
                  </text:list-item>
                </text:list>
              </table:table-cell>
              <table:table-cell office:value-type="float" office:value="15.31">
                <text:p>15.31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2017-07-01 08:13:51</text:p>
                <text:list>
                  <text:list-item>
                    <text:p>2017-07-01</text:p>
                  </text:list-item>
                  <text:list-item>
                    <text:p>08:13:51</text:p>
                  </text:list-item>
                </text:list>
              </table:table-cell>
              <table:table-cell office:value-type="float" office:value="14.14">
                <text:p>14.14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2017-07-01 08:19:14</text:p>
                <text:list>
                  <text:list-item>
                    <text:p>2017-07-01</text:p>
                  </text:list-item>
                  <text:list-item>
                    <text:p>08:19:14</text:p>
                  </text:list-item>
                </text:list>
              </table:table-cell>
              <table:table-cell office:value-type="float" office:value="8.4">
                <text:p>8.4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2017-07-01 08:24:38</text:p>
                <text:list>
                  <text:list-item>
                    <text:p>2017-07-01</text:p>
                  </text:list-item>
                  <text:list-item>
                    <text:p>08:24:38</text:p>
                  </text:list-item>
                </text:list>
              </table:table-cell>
              <table:table-cell office:value-type="float" office:value="17.55">
                <text:p>17.55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2017-07-01 08:30:01</text:p>
                <text:list>
                  <text:list-item>
                    <text:p>2017-07-01</text:p>
                  </text:list-item>
                  <text:list-item>
                    <text:p>08:30:01</text:p>
                  </text:list-item>
                </text:list>
              </table:table-cell>
              <table:table-cell office:value-type="float" office:value="21.46">
                <text:p>21.46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2017-07-01 08:35:25</text:p>
                <text:list>
                  <text:list-item>
                    <text:p>2017-07-01</text:p>
                  </text:list-item>
                  <text:list-item>
                    <text:p>08:35:25</text:p>
                  </text:list-item>
                </text:list>
              </table:table-cell>
              <table:table-cell office:value-type="float" office:value="11.58">
                <text:p>11.5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017-07-01 08:40:50</text:p>
                <text:list>
                  <text:list-item>
                    <text:p>2017-07-01</text:p>
                  </text:list-item>
                  <text:list-item>
                    <text:p>08:40:50</text:p>
                  </text:list-item>
                </text:list>
              </table:table-cell>
              <table:table-cell office:value-type="float" office:value="10.24">
                <text:p>10.24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2017-07-01 08:46:14</text:p>
                <text:list>
                  <text:list-item>
                    <text:p>2017-07-01</text:p>
                  </text:list-item>
                  <text:list-item>
                    <text:p>08:46:14</text:p>
                  </text:list-item>
                </text:list>
              </table:table-cell>
              <table:table-cell office:value-type="float" office:value="9.83">
                <text:p>9.83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2017-07-01 08:51:36</text:p>
                <text:list>
                  <text:list-item>
                    <text:p>2017-07-01</text:p>
                  </text:list-item>
                  <text:list-item>
                    <text:p>08:51:36</text:p>
                  </text:list-item>
                </text:list>
              </table:table-cell>
              <table:table-cell office:value-type="float" office:value="9.45">
                <text:p>9.45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2017-07-01 08:57:03</text:p>
                <text:list>
                  <text:list-item>
                    <text:p>2017-07-01</text:p>
                  </text:list-item>
                  <text:list-item>
                    <text:p>08:57:03</text:p>
                  </text:list-item>
                </text:list>
              </table:table-cell>
              <table:table-cell office:value-type="float" office:value="7.34">
                <text:p>7.34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2017-07-01 09:02:31</text:p>
                <text:list>
                  <text:list-item>
                    <text:p>2017-07-01</text:p>
                  </text:list-item>
                  <text:list-item>
                    <text:p>09:02:31</text:p>
                  </text:list-item>
                </text:list>
              </table:table-cell>
              <table:table-cell office:value-type="float" office:value="7.59">
                <text:p>7.59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2017-07-01 09:07:55</text:p>
                <text:list>
                  <text:list-item>
                    <text:p>2017-07-01</text:p>
                  </text:list-item>
                  <text:list-item>
                    <text:p>09:07:55</text:p>
                  </text:list-item>
                </text:list>
              </table:table-cell>
              <table:table-cell office:value-type="float" office:value="6.32">
                <text:p>6.32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2017-07-01 09:13:19</text:p>
                <text:list>
                  <text:list-item>
                    <text:p>2017-07-01</text:p>
                  </text:list-item>
                  <text:list-item>
                    <text:p>09:13:19</text:p>
                  </text:list-item>
                </text:list>
              </table:table-cell>
              <table:table-cell office:value-type="float" office:value="2.39">
                <text:p>2.39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2017-07-01 09:18:44</text:p>
                <text:list>
                  <text:list-item>
                    <text:p>2017-07-01</text:p>
                  </text:list-item>
                  <text:list-item>
                    <text:p>09:18:44</text:p>
                  </text:list-item>
                </text:list>
              </table:table-cell>
              <table:table-cell office:value-type="float" office:value="3.34">
                <text:p>3.34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2017-07-01 09:24:08</text:p>
                <text:list>
                  <text:list-item>
                    <text:p>2017-07-01</text:p>
                  </text:list-item>
                  <text:list-item>
                    <text:p>09:24:08</text:p>
                  </text:list-item>
                </text:list>
              </table:table-cell>
              <table:table-cell office:value-type="float" office:value="4.96">
                <text:p>4.96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2017-07-01 09:29:33</text:p>
                <text:list>
                  <text:list-item>
                    <text:p>2017-07-01</text:p>
                  </text:list-item>
                  <text:list-item>
                    <text:p>09:29:33</text:p>
                  </text:list-item>
                </text:list>
              </table:table-cell>
              <table:table-cell office:value-type="float" office:value="5.69">
                <text:p>5.69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2017-07-01 09:34:56</text:p>
                <text:list>
                  <text:list-item>
                    <text:p>2017-07-01</text:p>
                  </text:list-item>
                  <text:list-item>
                    <text:p>09:34:56</text:p>
                  </text:list-item>
                </text:list>
              </table:table-cell>
              <table:table-cell office:value-type="float" office:value="3.88">
                <text:p>3.88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017-07-01 09:40:20</text:p>
                <text:list>
                  <text:list-item>
                    <text:p>2017-07-01</text:p>
                  </text:list-item>
                  <text:list-item>
                    <text:p>09:40:20</text:p>
                  </text:list-item>
                </text:list>
              </table:table-cell>
              <table:table-cell office:value-type="float" office:value="3.51">
                <text:p>3.51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2017-07-01 09:45:45</text:p>
                <text:list>
                  <text:list-item>
                    <text:p>2017-07-01</text:p>
                  </text:list-item>
                  <text:list-item>
                    <text:p>09:45:45</text:p>
                  </text:list-item>
                </text:list>
              </table:table-cell>
              <table:table-cell office:value-type="float" office:value="8.19">
                <text:p>8.19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2017-07-01 09:51:10</text:p>
                <text:list>
                  <text:list-item>
                    <text:p>2017-07-01</text:p>
                  </text:list-item>
                  <text:list-item>
                    <text:p>09:51:10</text:p>
                  </text:list-item>
                </text:list>
              </table:table-cell>
              <table:table-cell office:value-type="float" office:value="10.44">
                <text:p>10.44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2017-07-01 09:56:35</text:p>
                <text:list>
                  <text:list-item>
                    <text:p>2017-07-01</text:p>
                  </text:list-item>
                  <text:list-item>
                    <text:p>09:56:35</text:p>
                  </text:list-item>
                </text:list>
              </table:table-cell>
              <table:table-cell office:value-type="float" office:value="10.36">
                <text:p>10.36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2017-07-01 10:02:04</text:p>
                <text:list>
                  <text:list-item>
                    <text:p>2017-07-01</text:p>
                  </text:list-item>
                  <text:list-item>
                    <text:p>10:02:04</text:p>
                  </text:list-item>
                </text:list>
              </table:table-cell>
              <table:table-cell office:value-type="float" office:value="4.05">
                <text:p>4.05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string">
                <text:p>2017-07-01 10:07:27</text:p>
                <text:list>
                  <text:list-item>
                    <text:p>2017-07-01</text:p>
                  </text:list-item>
                  <text:list-item>
                    <text:p>10:07:27</text:p>
                  </text:list-item>
                </text:list>
              </table:table-cell>
              <table:table-cell office:value-type="float" office:value="8.26">
                <text:p>8.26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2017-07-01 10:12:51</text:p>
                <text:list>
                  <text:list-item>
                    <text:p>2017-07-01</text:p>
                  </text:list-item>
                  <text:list-item>
                    <text:p>10:12:51</text:p>
                  </text:list-item>
                </text:list>
              </table:table-cell>
              <table:table-cell office:value-type="float" office:value="8.67">
                <text:p>8.67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2017-07-01 10:18:14</text:p>
                <text:list>
                  <text:list-item>
                    <text:p>2017-07-01</text:p>
                  </text:list-item>
                  <text:list-item>
                    <text:p>10:18:14</text:p>
                  </text:list-item>
                </text:list>
              </table:table-cell>
              <table:table-cell office:value-type="float" office:value="8.16">
                <text:p>8.16</text:p>
              </table:table-cell>
              <table:table-cell office:value-type="float" office:value="5.73">
                <text:p>5.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